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ff" fo:font-size="14pt" officeooo:rsid="00119b5b" officeooo:paragraph-rsid="001d21d2" style:font-size-asian="14pt" style:font-size-complex="14pt"/>
    </style:style>
    <style:style style:name="P2" style:family="paragraph" style:parent-style-name="Standard">
      <style:text-properties fo:color="#0000ff" fo:font-size="14pt" officeooo:rsid="0013b247" officeooo:paragraph-rsid="001deed6" style:font-size-asian="14pt" style:font-size-complex="14pt"/>
    </style:style>
    <style:style style:name="P3" style:family="paragraph" style:parent-style-name="Standard">
      <style:text-properties fo:color="#0000ff" fo:font-size="14pt" officeooo:rsid="00017515" officeooo:paragraph-rsid="001deed6" style:font-size-asian="14pt" style:font-size-complex="14pt"/>
    </style:style>
    <style:style style:name="P4" style:family="paragraph" style:parent-style-name="Standard">
      <style:text-properties fo:color="#0000ff" fo:font-size="14pt" officeooo:rsid="00030ecf" officeooo:paragraph-rsid="001deed6" style:font-size-asian="14pt" style:font-size-complex="14pt"/>
    </style:style>
    <style:style style:name="P5" style:family="paragraph" style:parent-style-name="Standard">
      <style:text-properties fo:color="#0000ff" fo:font-size="14pt" officeooo:rsid="0006a291" officeooo:paragraph-rsid="001deed6" style:font-size-asian="14pt" style:font-size-complex="14pt"/>
    </style:style>
    <style:style style:name="P6" style:family="paragraph" style:parent-style-name="Standard">
      <style:text-properties fo:color="#0000ff" fo:font-size="14pt" officeooo:rsid="00078d7b" officeooo:paragraph-rsid="001deed6" style:font-size-asian="14pt" style:font-size-complex="14pt"/>
    </style:style>
    <style:style style:name="P7" style:family="paragraph" style:parent-style-name="Standard">
      <style:text-properties fo:color="#0000ff" fo:font-size="14pt" officeooo:rsid="00095757" officeooo:paragraph-rsid="001deed6" style:font-size-asian="14pt" style:font-size-complex="14pt"/>
    </style:style>
    <style:style style:name="P8" style:family="paragraph" style:parent-style-name="Standard">
      <style:text-properties fo:color="#0000ff" fo:font-size="14pt" officeooo:rsid="00095ea0" officeooo:paragraph-rsid="001deed6" style:font-size-asian="14pt" style:font-size-complex="14pt"/>
    </style:style>
    <style:style style:name="P9" style:family="paragraph" style:parent-style-name="Standard">
      <style:text-properties fo:color="#0000ff" fo:font-size="14pt" officeooo:rsid="00040a79" officeooo:paragraph-rsid="001deed6" style:font-size-asian="14pt" style:font-size-complex="14pt"/>
    </style:style>
    <style:style style:name="P10" style:family="paragraph" style:parent-style-name="Standard">
      <style:text-properties fo:color="#0000ff" fo:font-size="14pt" officeooo:rsid="000d66e6" officeooo:paragraph-rsid="001deed6" style:font-size-asian="14pt" style:font-size-complex="14pt"/>
    </style:style>
    <style:style style:name="P11" style:family="paragraph" style:parent-style-name="Standard">
      <style:text-properties fo:color="#0000ff" fo:font-size="14pt" officeooo:rsid="0013e504" officeooo:paragraph-rsid="001deed6" style:font-size-asian="14pt" style:font-size-complex="14pt"/>
    </style:style>
    <style:style style:name="P12" style:family="paragraph" style:parent-style-name="Standard">
      <style:text-properties fo:color="#0000ff" fo:font-size="14pt" officeooo:rsid="0014bc5b" officeooo:paragraph-rsid="001deed6" style:font-size-asian="14pt" style:font-size-complex="14pt"/>
    </style:style>
    <style:style style:name="P13" style:family="paragraph" style:parent-style-name="Standard">
      <style:text-properties fo:color="#0000ff" fo:font-size="14pt" fo:font-style="italic" officeooo:rsid="00095ea0" officeooo:paragraph-rsid="001deed6" style:font-size-asian="14pt" style:font-style-asian="italic" style:font-size-complex="14pt" style:font-style-complex="italic"/>
    </style:style>
    <style:style style:name="P14" style:family="paragraph" style:parent-style-name="Standard">
      <style:text-properties fo:color="#0000ff" fo:font-size="14pt" fo:font-style="italic" officeooo:rsid="00040a79" officeooo:paragraph-rsid="001deed6" style:font-size-asian="14pt" style:font-style-asian="italic" style:font-size-complex="14pt" style:font-style-complex="italic"/>
    </style:style>
    <style:style style:name="P15" style:family="paragraph" style:parent-style-name="Standard">
      <style:text-properties fo:color="#0000ff" fo:font-size="14pt" fo:font-style="italic" officeooo:rsid="000d66e6" officeooo:paragraph-rsid="001deed6" style:font-size-asian="14pt" style:font-style-asian="italic" style:font-size-complex="14pt" style:font-style-complex="italic"/>
    </style:style>
    <style:style style:name="P16" style:family="paragraph" style:parent-style-name="Standard">
      <style:text-properties fo:color="#0000ff" fo:font-size="14pt" fo:font-style="italic" officeooo:rsid="0013e504" officeooo:paragraph-rsid="001deed6" style:font-size-asian="14pt" style:font-style-asian="italic" style:font-size-complex="14pt" style:font-style-complex="italic"/>
    </style:style>
    <style:style style:name="P17" style:family="paragraph" style:parent-style-name="Standard">
      <style:text-properties fo:color="#0000ff" fo:font-size="14pt" fo:font-style="italic" officeooo:rsid="0014bc5b" officeooo:paragraph-rsid="001deed6" style:font-size-asian="14pt" style:font-style-asian="italic" style:font-size-complex="14pt" style:font-style-complex="italic"/>
    </style:style>
    <style:style style:name="P18" style:family="paragraph" style:parent-style-name="Standard">
      <style:text-properties fo:font-size="16pt" fo:font-weight="bold" officeooo:rsid="00119b5b" officeooo:paragraph-rsid="001d21d2" style:font-size-asian="16pt" style:font-weight-asian="bold" style:font-size-complex="16pt" style:font-weight-complex="bold"/>
    </style:style>
    <style:style style:name="P19" style:family="paragraph" style:parent-style-name="Standard">
      <style:text-properties fo:font-size="16pt" fo:font-weight="bold" officeooo:rsid="0013b247" officeooo:paragraph-rsid="001deed6" style:font-size-asian="16pt" style:font-weight-asian="bold" style:font-size-complex="16pt" style:font-weight-complex="bold"/>
    </style:style>
    <style:style style:name="P20" style:family="paragraph" style:parent-style-name="Standard">
      <style:text-properties fo:font-size="16pt" fo:font-style="italic" officeooo:rsid="00030ecf" officeooo:paragraph-rsid="001deed6" style:font-size-asian="16pt" style:font-style-asian="italic" style:font-size-complex="16pt" style:font-style-complex="italic"/>
    </style:style>
    <style:style style:name="P21" style:family="paragraph" style:parent-style-name="Standard">
      <style:text-properties officeooo:rsid="00119b5b" officeooo:paragraph-rsid="001d21d2"/>
    </style:style>
    <style:style style:name="P22" style:family="paragraph" style:parent-style-name="Standard">
      <style:text-properties fo:font-size="14pt" officeooo:rsid="00119b5b" officeooo:paragraph-rsid="001d21d2" style:font-size-asian="14pt" style:font-size-complex="14pt"/>
    </style:style>
    <style:style style:name="P23" style:family="paragraph" style:parent-style-name="Standard">
      <style:text-properties fo:font-size="14pt" officeooo:rsid="0013b247" officeooo:paragraph-rsid="001deed6" style:font-size-asian="14pt" style:font-size-complex="14pt"/>
    </style:style>
    <style:style style:name="P24" style:family="paragraph" style:parent-style-name="Standard">
      <style:text-properties fo:font-size="14pt" officeooo:rsid="00017515" officeooo:paragraph-rsid="001deed6" style:font-size-asian="14pt" style:font-size-complex="14pt"/>
    </style:style>
    <style:style style:name="P25" style:family="paragraph" style:parent-style-name="Standard">
      <style:text-properties fo:font-size="14pt" officeooo:rsid="00030ecf" officeooo:paragraph-rsid="001deed6" style:font-size-asian="14pt" style:font-size-complex="14pt"/>
    </style:style>
    <style:style style:name="P26" style:family="paragraph" style:parent-style-name="Standard">
      <style:text-properties fo:font-size="14pt" officeooo:rsid="0006a291" officeooo:paragraph-rsid="001deed6" style:font-size-asian="14pt" style:font-size-complex="14pt"/>
    </style:style>
    <style:style style:name="P27" style:family="paragraph" style:parent-style-name="Standard">
      <style:text-properties fo:font-size="14pt" officeooo:rsid="00078d7b" officeooo:paragraph-rsid="001deed6" style:font-size-asian="14pt" style:font-size-complex="14pt"/>
    </style:style>
    <style:style style:name="P28" style:family="paragraph" style:parent-style-name="Standard">
      <style:text-properties fo:font-size="14pt" officeooo:rsid="00095757" officeooo:paragraph-rsid="001deed6" style:font-size-asian="14pt" style:font-size-complex="14pt"/>
    </style:style>
    <style:style style:name="P29" style:family="paragraph" style:parent-style-name="Standard">
      <style:text-properties fo:font-size="14pt" officeooo:rsid="00095ea0" officeooo:paragraph-rsid="001deed6" style:font-size-asian="14pt" style:font-size-complex="14pt"/>
    </style:style>
    <style:style style:name="P30" style:family="paragraph" style:parent-style-name="Standard">
      <style:text-properties fo:font-size="14pt" officeooo:rsid="0002dea9" officeooo:paragraph-rsid="001deed6" style:font-size-asian="14pt" style:font-size-complex="14pt"/>
    </style:style>
    <style:style style:name="P31" style:family="paragraph" style:parent-style-name="Standard">
      <style:text-properties fo:font-size="14pt" officeooo:rsid="00040a79" officeooo:paragraph-rsid="001deed6" style:font-size-asian="14pt" style:font-size-complex="14pt"/>
    </style:style>
    <style:style style:name="P32" style:family="paragraph" style:parent-style-name="Standard">
      <style:text-properties fo:font-size="14pt" officeooo:rsid="000d66e6" officeooo:paragraph-rsid="001deed6" style:font-size-asian="14pt" style:font-size-complex="14pt"/>
    </style:style>
    <style:style style:name="P33" style:family="paragraph" style:parent-style-name="Standard">
      <style:text-properties fo:font-size="14pt" officeooo:rsid="0013e504" officeooo:paragraph-rsid="001deed6" style:font-size-asian="14pt" style:font-size-complex="14pt"/>
    </style:style>
    <style:style style:name="P34" style:family="paragraph" style:parent-style-name="Standard">
      <style:text-properties fo:font-size="14pt" officeooo:rsid="0014bc5b" officeooo:paragraph-rsid="001deed6" style:font-size-asian="14pt" style:font-size-complex="14pt"/>
    </style:style>
    <style:style style:name="P35" style:family="paragraph" style:parent-style-name="Standard">
      <style:text-properties fo:font-size="14pt" fo:font-style="italic" officeooo:rsid="00030ecf" officeooo:paragraph-rsid="001deed6" style:font-size-asian="14pt" style:font-style-asian="italic" style:font-size-complex="14pt" style:font-style-complex="italic"/>
    </style:style>
    <style:style style:name="P36" style:family="paragraph" style:parent-style-name="Standard">
      <style:text-properties fo:font-size="14pt" fo:font-style="italic" officeooo:rsid="0006a291" officeooo:paragraph-rsid="001deed6" style:font-size-asian="14pt" style:font-style-asian="italic" style:font-size-complex="14pt" style:font-style-complex="italic"/>
    </style:style>
    <style:style style:name="P37" style:family="paragraph" style:parent-style-name="Standard">
      <style:text-properties fo:font-size="14pt" fo:font-style="italic" officeooo:rsid="00078d7b" officeooo:paragraph-rsid="001deed6" style:font-size-asian="14pt" style:font-style-asian="italic" style:font-size-complex="14pt" style:font-style-complex="italic"/>
    </style:style>
    <style:style style:name="P38" style:family="paragraph" style:parent-style-name="Standard">
      <style:text-properties fo:font-size="14pt" fo:font-style="italic" officeooo:rsid="00095757" officeooo:paragraph-rsid="001deed6" style:font-size-asian="14pt" style:font-style-asian="italic" style:font-size-complex="14pt" style:font-style-complex="italic"/>
    </style:style>
    <style:style style:name="P39" style:family="paragraph" style:parent-style-name="Standard">
      <style:text-properties fo:font-size="14pt" fo:font-style="italic" officeooo:rsid="00095ea0" officeooo:paragraph-rsid="001deed6" style:font-size-asian="14pt" style:font-style-asian="italic" style:font-size-complex="14pt" style:font-style-complex="italic"/>
    </style:style>
    <style:style style:name="P40" style:family="paragraph" style:parent-style-name="Standard">
      <style:text-properties fo:font-size="14pt" fo:font-style="italic" officeooo:rsid="00040a79" officeooo:paragraph-rsid="001deed6" style:font-size-asian="14pt" style:font-style-asian="italic" style:font-size-complex="14pt" style:font-style-complex="italic"/>
    </style:style>
    <style:style style:name="P41" style:family="paragraph" style:parent-style-name="Standard">
      <style:text-properties fo:font-size="14pt" fo:font-style="italic" officeooo:rsid="000d66e6" officeooo:paragraph-rsid="001deed6" style:font-size-asian="14pt" style:font-style-asian="italic" style:font-size-complex="14pt" style:font-style-complex="italic"/>
    </style:style>
    <style:style style:name="P42" style:family="paragraph" style:parent-style-name="Standard">
      <style:text-properties fo:font-size="14pt" fo:font-style="italic" officeooo:rsid="0013e504" officeooo:paragraph-rsid="001deed6" style:font-size-asian="14pt" style:font-style-asian="italic" style:font-size-complex="14pt" style:font-style-complex="italic"/>
    </style:style>
    <style:style style:name="P43" style:family="paragraph" style:parent-style-name="Standard">
      <style:text-properties fo:font-size="14pt" fo:font-style="italic" officeooo:rsid="0014bc5b" officeooo:paragraph-rsid="001deed6" style:font-size-asian="14pt" style:font-style-asian="italic" style:font-size-complex="14pt" style:font-style-complex="italic"/>
    </style:style>
    <style:style style:name="P44" style:family="paragraph" style:parent-style-name="Standard">
      <style:text-properties fo:font-size="14pt" fo:font-style="italic" fo:font-weight="normal" officeooo:rsid="0006a291" officeooo:paragraph-rsid="001deed6" style:font-size-asian="14pt" style:font-style-asian="italic" style:font-weight-asian="normal" style:font-size-complex="14pt" style:font-style-complex="italic" style:font-weight-complex="normal"/>
    </style:style>
    <style:style style:name="P45" style:family="paragraph" style:parent-style-name="Standard">
      <style:text-properties fo:font-size="14pt" fo:font-weight="bold" officeooo:rsid="00078d7b" officeooo:paragraph-rsid="001deed6" style:font-size-asian="14pt" style:font-weight-asian="bold" style:font-size-complex="14pt" style:font-weight-complex="bold"/>
    </style:style>
    <style:style style:name="P46" style:family="paragraph" style:parent-style-name="Standard">
      <style:text-properties fo:font-size="14pt" fo:font-weight="bold" officeooo:rsid="00095757" officeooo:paragraph-rsid="001deed6" style:font-size-asian="14pt" style:font-weight-asian="bold" style:font-size-complex="14pt" style:font-weight-complex="bold"/>
    </style:style>
    <style:style style:name="P47" style:family="paragraph" style:parent-style-name="Standard">
      <style:text-properties fo:font-size="14pt" fo:font-weight="bold" officeooo:rsid="00095ea0" officeooo:paragraph-rsid="001deed6" style:font-size-asian="14pt" style:font-weight-asian="bold" style:font-size-complex="14pt" style:font-weight-complex="bold"/>
    </style:style>
    <style:style style:name="P48" style:family="paragraph" style:parent-style-name="Standard">
      <style:text-properties fo:font-size="14pt" fo:font-weight="bold" officeooo:rsid="000d66e6" officeooo:paragraph-rsid="001deed6" style:font-size-asian="14pt" style:font-weight-asian="bold" style:font-size-complex="14pt" style:font-weight-complex="bold"/>
    </style:style>
    <style:style style:name="P49" style:family="paragraph" style:parent-style-name="Standard">
      <style:text-properties fo:font-size="14pt" fo:font-weight="bold" officeooo:rsid="0013e504" officeooo:paragraph-rsid="001deed6" style:font-size-asian="14pt" style:font-weight-asian="bold" style:font-size-complex="14pt" style:font-weight-complex="bold"/>
    </style:style>
    <style:style style:name="P50" style:family="paragraph" style:parent-style-name="Standard">
      <style:text-properties fo:font-size="14pt" fo:font-weight="bold" officeooo:rsid="0014bc5b" officeooo:paragraph-rsid="001deed6" style:font-size-asian="14pt" style:font-weight-asian="bold" style:font-size-complex="14pt" style:font-weight-complex="bold"/>
    </style:style>
    <style:style style:name="P51" style:family="paragraph" style:parent-style-name="Standard">
      <style:text-properties fo:color="#000000" fo:font-size="14pt" officeooo:rsid="00119b5b" officeooo:paragraph-rsid="001d21d2" style:font-size-asian="14pt" style:font-size-complex="14pt"/>
    </style:style>
    <style:style style:name="P52" style:family="paragraph" style:parent-style-name="Standard">
      <style:text-properties fo:color="#000000" fo:font-size="20pt" fo:font-weight="bold" officeooo:rsid="00062bc9" officeooo:paragraph-rsid="001deed6" style:font-size-asian="20pt" style:font-weight-asian="bold" style:font-size-complex="20pt" style:font-weight-complex="bold"/>
    </style:style>
    <style:style style:name="P53" style:family="paragraph" style:parent-style-name="Standard">
      <style:text-properties officeooo:rsid="0013b247" officeooo:paragraph-rsid="001deed6"/>
    </style:style>
    <style:style style:name="P54" style:family="paragraph" style:parent-style-name="Standard">
      <style:text-properties fo:font-size="20pt" fo:font-weight="bold" officeooo:rsid="0006a291" officeooo:paragraph-rsid="001deed6" style:font-size-asian="20pt" style:font-weight-asian="bold" style:font-size-complex="20pt" style:font-weight-complex="bold"/>
    </style:style>
    <style:style style:name="P55" style:family="paragraph" style:parent-style-name="Standard">
      <style:text-properties fo:font-size="20pt" fo:font-weight="bold" officeooo:rsid="00078d7b" officeooo:paragraph-rsid="001deed6" style:font-size-asian="20pt" style:font-weight-asian="bold" style:font-size-complex="20pt" style:font-weight-complex="bold"/>
    </style:style>
    <style:style style:name="P56" style:family="paragraph" style:parent-style-name="Standard">
      <style:text-properties fo:font-size="20pt" fo:font-weight="bold" officeooo:rsid="0002dea9" officeooo:paragraph-rsid="001deed6" style:font-size-asian="20pt" style:font-weight-asian="bold" style:font-size-complex="20pt" style:font-weight-complex="bold"/>
    </style:style>
    <style:style style:name="P57" style:family="paragraph" style:parent-style-name="Standard">
      <style:text-properties fo:font-size="20pt" fo:font-weight="bold" officeooo:rsid="000d66e6" officeooo:paragraph-rsid="001deed6" style:font-size-asian="20pt" style:font-weight-asian="bold" style:font-size-complex="20pt" style:font-weight-complex="bold"/>
    </style:style>
    <style:style style:name="P58" style:family="paragraph" style:parent-style-name="Standard">
      <style:text-properties fo:font-size="20pt" fo:font-weight="bold" officeooo:rsid="0014bc5b" officeooo:paragraph-rsid="001deed6" style:font-size-asian="20pt" style:font-weight-asian="bold" style:font-size-complex="20pt" style:font-weight-complex="bold"/>
    </style:style>
    <style:style style:name="P59" style:family="paragraph" style:parent-style-name="Standard">
      <style:text-properties fo:font-size="18pt" fo:font-weight="bold" officeooo:rsid="0006a291" officeooo:paragraph-rsid="001deed6" style:font-size-asian="18pt" style:font-weight-asian="bold" style:font-size-complex="18pt" style:font-weight-complex="bold"/>
    </style:style>
    <style:style style:name="T1" style:family="text">
      <style:text-properties fo:color="#0000ff"/>
    </style:style>
    <style:style style:name="T2" style:family="text">
      <style:text-properties fo:background-color="#ffff00" loext:char-shading-value="0"/>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Wraz z karczmarzem, dochodzimy do zamkniętej starej karczmy</text:p>
      <text:p text:style-name="P18"/>
      <text:p text:style-name="P18">Karczmarz zaczyna rozmowę</text:p>
      <text:p text:style-name="P21"/>
      <text:p text:style-name="P22">- Jesteśmy, to moja pierwsza karczma, tyle mam z nią wspomnień… do dziś pamiętam mojego pierwszego klienta. Nie wiem czy wiesz, ale opuściłem te miejsce z powodu zgiełku. Potrzebowałem trochę ciszy i spokoju. Karczmę na tamtej wyspie zbudowałem rok po przeprowadzeniu się tam, a i tak było to tylko kilka desek i dach. Początkowo przypływali tam rybacy, żeby sobie zrobić przerwę w pracy, dopiero potem ludzie stąd specjalnie przemierzali tak kawał drogi, aby zagościć w mojej karczmie, przez co została rozbudowana to tego co widziałaś.</text:p>
      <text:p text:style-name="P22">Ale dobrze, dość tego wspominania. Zamierzam otworzyć na nowo moją starą karczmę, ludzie potrzebują miejsca gdzie będą mogli zapomnieć choć przez chwilę, o codziennych zmartwieniach.</text:p>
      <text:p text:style-name="P22">Jeśli będziesz czegoś potrzebowała możesz mnie odwiedzić i pytać śmiało.</text:p>
      <text:p text:style-name="P1">- Jak się dostać do zamku?</text:p>
      <text:p text:style-name="P22">- Chcesz dostać się do zamku… mhm… Będzie ciężko, słyszałem, że zamknięto bramę przez jakąś bestie i wieśniaków, którzy zaczęli protestować. Nie pamiętam przeciwko czemu, ale wsioki jak to wsioki coś im wpadnie w ucho, jeden drugiemu przekaże po swojemu i potem zaczynają się nieporozumienia. Jakby tak od czasu do czasu ktoś na środku placu wygłaszał krótką przemowę, wiesz o co mi chodzi, takie ogłoszenia co się dzieje w okolicy i dlaczego, a nie tak wszystko z trzeciej ręki. Ale wracając do tematu, słyszałem o tym miesiąc temu, więc może coś się zmieniło, choć na to bym nie liczył, żeby cokolwiek zmieniło się na lepsze zawsze trzeba długo czekać, zamknąć bramę umieją szybko a potem przez biurokracje na otwarcie ją można czekać i rok.</text:p>
      <text:p text:style-name="P1">- Więc jak mam dostać się do zamku?</text:p>
      <text:p text:style-name="P22">- Nie mam pojęcia, najlepiej jak porozmawiasz ze starostą tutejszej wioski Na… Natorów… Natworów… Nawrotów! Tak! Tak się nazywała jak mnie pamięć nie myli. On będzie pewnie wiedział co teraz w trawie piszczy.</text:p>
      <text:p text:style-name="P1">- Rozumiem, porozmawiam z nim w takim razie.</text:p>
      <text:p text:style-name="P22">- Poczekaj zanim pójdziesz, to zabierz ze sobą tę paczkę, którą dał mi w porcie tutejszy przewoźnik, jest dla niejakiego Maćka, nie wiem czy go widziałaś, był na mojej wyspie w dzień twojego pojawienia się. Młody smutny chłopak, może rozweseli się gdy dostanie paczkę. Powinien się gdzieś błąkać po wiosce, może nawet w niej mieszka.</text:p>
      <text:p text:style-name="P1">- Kojarzę go, przekaże mu ją, gdy go spotkam.</text:p>
      <text:p text:style-name="P22">- Dziękuję, bo nie mam czasu iść do wioski, muszę zająć się moją karczmą. Jeśli masz jeszcze jakieś pytania nie krępuj się.</text:p>
      <text:p text:style-name="P22"/>
      <text:p text:style-name="P22">Opcje do wyboru:</text:p>
      <text:p text:style-name="P1">- Opowiedz mi coś o tej krainie.</text:p>
      <text:p text:style-name="P1">- Jak się dostać do wioski?</text:p>
      <text:p text:style-name="P1">- Opowiedz mi o wiosce.</text:p>
      <text:p text:style-name="P1"><text:soft-page-break/>- Co powinnam wiedzieć o Sołtysie?</text:p>
      <text:p text:style-name="P1">- Potrzebuję pieniędzy.</text:p>
      <text:p text:style-name="P1">- To wszystko, dziękuję za pomoc.</text:p>
      <text:p text:style-name="P51"/>
      <text:p text:style-name="P51"/>
      <text:p text:style-name="P51"/>
      <text:p text:style-name="P1">- Opowiedz mi coś o tej krainie.</text:p>
      <text:p text:style-name="P51">- Nazywa się Rines, jest to piękna kraina, choć nie mnie oceniać, bo za jej granice się nie zapuszczałem... Oprócz dużego lasu i wioski możesz zwiedzić starą kopalnię, piękne jezioro, w którym ryb jest niemało i nie mówię tu o jakiś rybach, które można trzymać w dzbanku, a o wielkich okazach, które mógłby zagościć na nie jednej uczcie wielkich magów. Na zachodzie <text:s/>znajduje się stara kopalnia soli/węgla, ale od wielu lat jest zamknięta. Na wschodzie od wioski znajduje się cmentarz z wielką kryptą, ale nie radzę się tam zapuszczać, ponoć jest nawiedzona. No i jest jeszcze zamek, duże miasto, byłem tam kilka razy, ale nie będę dużo opowiadać, może samej uda ci się je zwiedzić.</text:p>
      <text:p text:style-name="P51"/>
      <text:p text:style-name="P51"/>
      <text:p text:style-name="P51"/>
      <text:p text:style-name="P1">- Jak się dostać do wioski?</text:p>
      <text:p text:style-name="P51">- Udaj się tą ścieżką, zejdziesz nią do doliny aż dojesz do mostu. W trakcie schodzenia będziesz miała widok na całą dolinę, jeśli nie masz problemów ze wzrokiem to już powinnaś dostrzec wioskę. Następnie prostą drogą przez las dojesz do wioski.</text:p>
      <text:p text:style-name="P51"/>
      <text:p text:style-name="P51"/>
      <text:p text:style-name="P51"/>
      <text:p text:style-name="P51"/>
      <text:p text:style-name="P1">- Opowiedz mi o wiosce.</text:p>
      <text:p text:style-name="P51">- Wioska jak wioska, wszędzie pełno ludzi, każdy coś gada, pchają się i przepychają, jakby nie mogli chwilę poczekać, a niby na wsi życie płynie spokojniej… Nie licząc Starosty nie ma wiele osób z którymi warto by było rozmawiać, ale jak tam dotrzesz, to sama ocenisz.</text:p>
      <text:p text:style-name="P51"/>
      <text:p text:style-name="P51"/>
      <text:p text:style-name="P51"/>
      <text:p text:style-name="P51"/>
      <text:p text:style-name="P1">- Co powinnam wiedzieć o Sołtysie?</text:p>
      <text:p text:style-name="P51">- Rzadko gościł w mojej karczmie, nawet gdy była ona jeszcze tutaj. Ale nawet jak przychodził to siadał sam przy oknie i pijąc pogrążał się w zadumie. Próbowałem go kilka razy zagadać, ale nie był zbytnio rozmowny. Jak z nim będziesz rozmawiała to mów prosto z mostu, z tego co słyszałem nie lubi jak ktoś owija w bawełnę.</text:p>
      <text:p text:style-name="P1">- Rozumiem.</text:p>
      <text:p text:style-name="P51">- W sumie bez problemu się dogadacie...</text:p>
      <text:p text:style-name="P51"/>
      <text:p text:style-name="P1"><text:soft-page-break/>- Potrzebuję pieniędzy.</text:p>
      <text:p text:style-name="P51">- Nie mam przy sobie zbyt dużo monet, ale za karczmą leży moja stara skrzynia. Jest zapieczętowana specjalną magią, aby ją otworzyć potrzebna jest prawidłowa kombinacja specjalnych znaków. Jest prosta zaczynasz od górnego znaku a potem już ruchem okrężnym zgodnie z ruchem wskazówek zegara. Znajdziesz tam parę monet i kilka może przydatnych przedmiotów. </text:p>
      <text:p text:style-name="P51"/>
      <text:p text:style-name="P51"/>
      <text:p text:style-name="P51"/>
      <text:p text:style-name="P51"/>
      <text:p text:style-name="P1">- To wszystko, dziękuję za pomoc.</text:p>
      <text:p text:style-name="P51">- Uważaj na siebie.</text:p>
      <text:p text:style-name="P51">Koniec Rozmowy</text:p>
      <text:p text:style-name="P51"/>
      <text:p text:style-name="P51"/>
      <text:p text:style-name="P51"/>
      <text:p text:style-name="P51"/>
      <text:p text:style-name="P51">Zapętlone wybory:</text:p>
      <text:p text:style-name="P1">- Opowiedz mi coś o tej krainie.</text:p>
      <text:p text:style-name="P1">- Jak się dostać do wioski?</text:p>
      <text:p text:style-name="P1">- Opowiedz mi o wiosce.</text:p>
      <text:p text:style-name="P1">- Co powinnam wiedzieć o Sołtysie?</text:p>
      <text:p text:style-name="P1">- Potrzebuję pieniędzy.</text:p>
      <text:p text:style-name="P1">- To wszystko, dziękuję za pomoc.</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1"/>
      <text:p text:style-name="P1"/>
      <text:p text:style-name="P19"><text:soft-page-break/>Przy wejściu do wioski widzimy dużą grupę wieśniaków, która stoi wokół chałupy. Na dachu znajduje się Maciek.</text:p>
      <text:p text:style-name="P19"/>
      <text:p text:style-name="P19">Tłum wokół krzyczy:</text:p>
      <text:p text:style-name="P53"/>
      <text:p text:style-name="P23">- Skacz! Na co czekasz!</text:p>
      <text:p text:style-name="P23">- Nie rób tego, kto będzie przynosił wodę!</text:p>
      <text:p text:style-name="P23">- Zrób to i tak do niczego się nie nadajesz!</text:p>
      <text:p text:style-name="P23">- Nareszcie będzie spokój, nie będzie się plątał pod nogami</text:p>
      <text:p text:style-name="P23"/>
      <text:p text:style-name="P23">Maciek skacze, cisza.</text:p>
      <text:p text:style-name="P23">Upada na wóz z sianem, który nagle podjechał.</text:p>
      <text:p text:style-name="P23"/>
      <text:p text:style-name="P23">Ktoś w kapturze zaczyna się odlać, przechodzi obok nas i mówi.</text:p>
      <text:p text:style-name="P23">- Ciekawy pomysł… można to wykorzystać do naszego zakonu.</text:p>
      <text:p text:style-name="P23"/>
      <text:p text:style-name="P23"/>
      <text:p text:style-name="P23"/>
      <text:p text:style-name="P23">Ludzie się rozchodząc:</text:p>
      <text:p text:style-name="P23"/>
      <text:p text:style-name="P23">- Nawet zabić się nie umie.</text:p>
      <text:p text:style-name="P23">- Zaś to samo, to już nudne.</text:p>
      <text:p text:style-name="P2">- Co dziś mam na obiad?</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2"><text:soft-page-break/>Rozmowa z Sołtysem</text:p>
      <text:p text:style-name="P3"/>
      <text:p text:style-name="P3"/>
      <text:p text:style-name="P3">- Witaj.</text:p>
      <text:p text:style-name="P24">- Czego chcesz? Nie lubię obcych w mojej wsi, zjeżdżaj stąd, bo zawołam moją milicje wiejską.</text:p>
      <text:p text:style-name="P3">- Spokojnie, nie zagoszczę tu długo, chcę się dostać do miasta.</text:p>
      <text:p text:style-name="P24">- Do miasta mówisz, nie uda ci się, brama jest zamknięta, wpuszczają tylko ludzi, którzy mają stosowne dokumenty.</text:p>
      <text:p text:style-name="P3">- Dlaczego zamknięto bramę?</text:p>
      <text:p text:style-name="P24">- Z powodu zamieszek jakie ostatnio tu panują, banda chłopów dostała cegłówką po łbach i wymyślili jakieś teorie spiskowe, kazałem ich wywalić z naszej wioski, jeśli ty też planujesz jakieś awantury, zastanów się lepiej dwa razy. Drugim powodem jest bestia, która od dłuższego czasu tu grasuje, zabiła już kilka porządnych ludzi z tej wioski, dlatego nie radzę zapuszczać się w las, szczególnie w nocy.</text:p>
      <text:p text:style-name="P24"/>
      <text:p text:style-name="P24"/>
      <text:p text:style-name="P3">- Jest jakiś sposób na dostanie się do miasta?</text:p>
      <text:p text:style-name="P3">- Opowiedz mi o tej wiosce.</text:p>
      <text:p text:style-name="P3">- Czy jest coś ciekawego w okolicy?</text:p>
      <text:p text:style-name="P3">- To wszystko, do widzenia </text:p>
      <text:p text:style-name="P24"/>
      <text:p text:style-name="P24"/>
      <text:p text:style-name="P24"/>
      <text:p text:style-name="P3">- Jest jakiś sposób na dostanie się do miasta?</text:p>
      <text:p text:style-name="P24">- Aby przejść przez bramę musisz pokazać glejt strażnikom. Ale w wiosce nigdzie takiego nie dostaniesz. Jest jeszcze inna droga za mury, ale nie będę mówił o naszych ścieżkach byle pierwszej lepszej włóczędze.</text:p>
      <text:p text:style-name="P24"/>
      <text:p text:style-name="P24"><text:span text:style-name="T1">- Czego chcesz w zamian za informacje o alternatywnej drodze do miasta?</text:span> (MOŻLIWOŚĆ 1)</text:p>
      <text:p text:style-name="P24"><text:span text:style-name="T1">- Gadaj albo… </text:span>(MOŻLIWOŚĆ 2)</text:p>
      <text:p text:style-name="P24"/>
      <text:p text:style-name="P24"/>
      <text:p text:style-name="P24"/>
      <text:p text:style-name="P24">MOŻLIWOŚĆ 1</text:p>
      <text:p text:style-name="P24"/>
      <text:p text:style-name="P3">- Czego chcesz w zamian za informacje o alternatywnej drodze do miasta?</text:p>
      <text:p text:style-name="P24">- Mądra z ciebie dziewczyna. Lubię przeprowadzać interesy, szczególnie te które najbardziej się opłacają. Widzisz jest pewne zadanie, do którego brakuje mi ludzi. Ale nie powierzę ci go od razu, widzisz jestem dość… ostrożnym człowiekiem i choć twoje życie mnie nie obchodzi, to muszę sprawdzić czy nie tyle mu podołasz, co można tobie zaufać.</text:p>
      <text:p text:style-name="P3">- Więc co mam zrobić, by zyskać twoje zaufanie?</text:p>
      <text:p text:style-name="P24"><text:soft-page-break/>- Przekonaj do siebie miejscowych, to przekonasz i mnie.</text:p>
      <text:p text:style-name="P3">- Jak mam to zrobić, wszyscy w wiosce trzymają się ode mnie z daleka i nie spotkałam nikogo, kto chciałby ze mną rozmawiać.</text:p>
      <text:p text:style-name="P24">- To nie jest przeszkoda, powiedz, że ja cię przysyłam. Zacznij od Antoniego, ostatnio szukał kogoś kto poszedłby za niego do krypty. </text:p>
      <text:p text:style-name="P3">- Dobrze, zobaczę czy zyskam zaufanie twoich ludzi.</text:p>
      <text:p text:style-name="P24"/>
      <text:p text:style-name="P24"/>
      <text:p text:style-name="P24"/>
      <text:p text:style-name="P24">MOŻLIWOŚĆ 2</text:p>
      <text:p text:style-name="P24"/>
      <text:p text:style-name="P3">- Gadaj albo…</text:p>
      <text:p text:style-name="P24">- Albo co? Spróbuj tylko podnieść na mnie rękę, a moi ludzie bez wahania przebija ciebie widłami. Nie jestem dobrodusznym człowiekiem, który pomaga każdemu, kto do mnie przyjedzie. Pamiętaj wszystko kosztuje. Przysługa za przysługę, tak to tutaj działa.</text:p>
      <text:p text:style-name="P3">- Czego chcesz w takim razie?</text:p>
      <text:p text:style-name="P24">- Mam zadanie, do którego brakuje mi ludzi. Ale po tym co przed chwilą zaszło, będziesz musiała pomóc nie tylko mnie. Nie lubię, gdy ktoś podnosi na mnie głos, zapamiętaj to. Przekonaj do siebie miejscowych, a zyskasz moje zaufanie.</text:p>
      <text:p text:style-name="P3">- Jak mam to zrobić, wszyscy w wiosce trzymają się ode mnie z daleka i nie spotkałam nikogo, kto chciałby ze mną rozmawiać.</text:p>
      <text:p text:style-name="P24">- Powinienem powiedzieć radź sobie sama, ale znaj moją łaskawość. Powiedz, że ja cię przysyłam, a ludzie wysłuchają cię, przynajmniej większość. Zacznij od Antoniego, ostatnio szukał kogoś kto poszedłby za niego do krypty. </text:p>
      <text:p text:style-name="P3">- Dobrze, zobaczę czy zyskam zaufanie twoich ludzi.</text:p>
      <text:p text:style-name="P24"/>
      <text:p text:style-name="P24"/>
      <text:p text:style-name="P24"/>
      <text:p text:style-name="P24"/>
      <text:p text:style-name="P24"/>
      <text:p text:style-name="P3">- Opowiedz mi o tej wiosce.</text:p>
      <text:p text:style-name="P24">- Zwana jest wioską Nawrotów. Nie jest nas tu dużo, a i wioska nie jest może ogromna i bogata, ale radzimy sobie. Kluczem do sukcesu jest dyscyplina i nie zadawanie się z każdo nowo przybyłym włóczęgom. Kilka tygodni temu przylazł tu taki jeden i wmówił paru chłopom, że magia którą używamy do użyźnienia gleby jest szkodliwa. I ci debile uwierzyli! Wygoniłem ich wszystkich z terenu wioski, jak chcesz posłuchać tej paplaniny, to śmiało, nie uciekli za daleko, rozstawili się kilka metrów od wioski.</text:p>
      <text:p text:style-name="P24"/>
      <text:p text:style-name="P24"/>
      <text:p text:style-name="P24"/>
      <text:p text:style-name="P24"/>
      <text:p text:style-name="P3">- Czy jest coś ciekawego w okolicy?</text:p>
      <text:p text:style-name="P24"><text:soft-page-break/>- Zależy co masz na myśli. Mamy piękne jezioro, las, łąki i pola. Starą kopalnie, która jest już zamknięta od ponad 10 lat. Cmentarz ze starą kryptą, w którym leży parę znanych i szanownych ludzi z tej krainy.</text:p>
      <text:p text:style-name="P24"/>
      <text:p text:style-name="P24"/>
      <text:p text:style-name="P24"/>
      <text:p text:style-name="P24"/>
      <text:p text:style-name="P3">- To wszystko, do widzenia.</text:p>
      <text:p text:style-name="P24">- Żegnam. </text:p>
      <text:p text:style-name="P24">Koniec Rozmowy</text:p>
      <text:p text:style-name="P24"/>
      <text:p text:style-name="P24"/>
      <text:p text:style-name="P24"/>
      <text:p text:style-name="P24"/>
      <text:p text:style-name="P24"/>
      <text:p text:style-name="P24">- Czego chcesz?</text:p>
      <text:p text:style-name="P24"/>
      <text:p text:style-name="P3">- I co mówią o mnie ludzie w wiosce?</text:p>
      <text:p text:style-name="P3">- Opowiedz mi o tej wiosce.</text:p>
      <text:p text:style-name="P3">- Czy jest coś ciekawego w okolicy?</text:p>
      <text:p text:style-name="P3">- To wszystko, do widzenia </text:p>
      <text:p text:style-name="P24">[Zapętlone do końca wykonywania zadania]</text:p>
      <text:p text:style-name="P24"/>
      <text:p text:style-name="P24"/>
      <text:p text:style-name="P24">Gdy nie wykonamy jeszcze żadnego zadania</text:p>
      <text:p text:style-name="P3">- I co mówią o mnie ludzie w wiosce?</text:p>
      <text:p text:style-name="P24">- Uważasz mnie za idiotę? Pomóż najpierw komuś, a nie przychodź z nadzieją, że nie wiem co dzieje się w mojej wiosce.</text:p>
      <text:p text:style-name="P24"/>
      <text:p text:style-name="P24"/>
      <text:p text:style-name="P24">Zadowolony (Antoni)</text:p>
      <text:p text:style-name="P3">- I co mówią o mnie ludzie w wiosce?</text:p>
      <text:p text:style-name="P24">- Antoni chodzi zadowolony, powiedział że można ci zaufać.</text:p>
      <text:p text:style-name="P24"/>
      <text:p text:style-name="P24"/>
      <text:p text:style-name="P24">NEUTRALNY (Antoni)</text:p>
      <text:p text:style-name="P3">- I co mówią o mnie ludzie w wiosce?</text:p>
      <text:p text:style-name="P24">- Antoni nic ciekawego o tobie nie chciał powiedzieć.</text:p>
      <text:p text:style-name="P24"/>
      <text:p text:style-name="P24"/>
      <text:p text:style-name="P24">Zły (Antoni)</text:p>
      <text:p text:style-name="P3">- I co mówią o mnie ludzie w wiosce?</text:p>
      <text:p text:style-name="P24">- Antoni nie był zachwycony, mówił że go oszukałaś, nie wiem jak jest naprawdę, ale nie mówi to o tobie za dobrze.</text:p>
      <text:p text:style-name="P24"/>
      <text:p text:style-name="P24"><text:soft-page-break/></text:p>
      <text:p text:style-name="P24">Bardzo ZŁY (Antoni)</text:p>
      <text:p text:style-name="P3">- I co mówią o mnie ludzie w wiosce?</text:p>
      <text:p text:style-name="P24">- Powiedzieć, że Antoni cię nie polubił, to jak powiedzieć, że lawa to taka ciepła woda. Zaklinał cię od złodziei i kłamców. Nie mieszam się w takie sprawy, ale uważaj bo gdy wróci do miasta może się na tobie zemścić.</text:p>
      <text:p text:style-name="P24"/>
      <text:p text:style-name="P24"/>
      <text:p text:style-name="P24"/>
      <text:p text:style-name="P24">Po wykonaniu zadania u rolnika</text:p>
      <text:p text:style-name="P24">- (Rolnik) jest ci wdzięczny za pomoc</text:p>
      <text:p text:style-name="P24"/>
      <text:p text:style-name="P24">Po wykonaniu u Zielarza</text:p>
      <text:p text:style-name="P24">- (Zielarz) mówi, że znasz się na ziołach i pomogłaś mu z naparem leczniczym</text:p>
      <text:p text:style-name="P24"/>
      <text:p text:style-name="P24">Po wykonaniu u Jakiegoś Chłopa</text:p>
      <text:p text:style-name="P24">- (Ktoś) mówi, że pomogłaś wiosce z pozbyciem się atakujących nas dzikich zwierząt</text:p>
      <text:p text:style-name="P24"/>
      <text:p text:style-name="P24"/>
      <text:p text:style-name="P24"/>
      <text:p text:style-name="P24"/>
      <text:p text:style-name="P24"/>
      <text:p text:style-name="P24">Po wykonaniu za małej ilości zadań</text:p>
      <text:p text:style-name="P24">- Niestety to jeszcze za mało, bym mógł ci powierzyć zadanie jakże ważne dla mnie i mojej wioski</text:p>
      <text:p text:style-name="P24"/>
      <text:p text:style-name="P24"/>
      <text:p text:style-name="P24">Po wykonaniu odpowiedniej ilości zadań</text:p>
      <text:p text:style-name="P24">- Ludzie w wiosce o tobie dobrze mówią, myślę, że mogę ci zaufać.</text:p>
      <text:p text:style-name="P24"/>
      <text:p text:style-name="P24"/>
      <text:p text:style-name="P24"/>
      <text:p text:style-name="P24"/>
      <text:p text:style-name="P3">- Jakie to zadanie dla mnie masz w zamian za pomoc w dostaniu się do miasta?</text:p>
      <text:p text:style-name="P3">- Opowiedz mi o tej wiosce.</text:p>
      <text:p text:style-name="P3">- Czy jest coś ciekawego w okolicy?</text:p>
      <text:p text:style-name="P3">- To wszystko, do widzenia </text:p>
      <text:p text:style-name="P24"/>
      <text:p text:style-name="P24"/>
      <text:p text:style-name="P24"/>
      <text:p text:style-name="P24"/>
      <text:p text:style-name="P24"/>
      <text:p text:style-name="P24"/>
      <text:p text:style-name="P24"/>
      <text:p text:style-name="P24"/>
      <text:p text:style-name="P3"><text:soft-page-break/>- Jakie to zadanie dla mnie masz w zamian za pomoc w dostaniu się do miasta?</text:p>
      <text:p text:style-name="P24">- Widzisz, wspomniałem ci o potworze, który grasuje w starej kopalni i w okolicznych lasach. Nie wiem czy już słyszałaś od chłopów, albo od tego przybłędy Jero, że potwór powstał jako efekt uboczny magii użyźniającej uprawy. Nie wierzę w to, ale jedno jest pewne, potwór istnieje, i trzeba się nim zająć. Z powodu wojny jaka ostatnio panuje miasto nie chce nam pomóc i wysłać kilku żołnierzy do zabicia go.</text:p>
      <text:p text:style-name="P3">- Mam więc sama zabić potwora?</text:p>
      <text:p text:style-name="P24">- Wierzę w twoje możliwości, dodatkowo gdybyś dowiedziała się skąd pojawia się ta bestia, wynagrodziłbym ci to dodatkowym złotem. Chce mieć stuprocentową pewność, że to nie przez magię którą używamy.</text:p>
      <text:p text:style-name="P3">- Dobrze, zabiję potwora i spróbuję poznać jego historię pojawienia się w tej okolicy.</text:p>
      <text:p text:style-name="P24">- Cieszy mnie to. Kopalnie znajdziesz kierując się na zachód od wioski, jeśli jeszcze twoje wędrowcze zapędy cię tam nie zaprowadziły. Wracaj jak najszybciej.</text:p>
      <text:p text:style-name="P24"/>
      <text:p text:style-name="P24"/>
      <text:p text:style-name="P24"/>
      <text:p text:style-name="P24"/>
      <text:p text:style-name="P4">- Jeśli chodzi o potwora z kopalni.</text:p>
      <text:p text:style-name="P4">- Opowiedz mi o tej wiosce.</text:p>
      <text:p text:style-name="P4">- Czy jest coś ciekawego w okolicy?</text:p>
      <text:p text:style-name="P4">- To wszystko, do widzenia</text:p>
      <text:p text:style-name="P25"/>
      <text:p text:style-name="P25"/>
      <text:p text:style-name="P25"/>
      <text:p text:style-name="P25"/>
      <text:p text:style-name="P4">- Jeśli chodzi o potwora z kopalni.</text:p>
      <text:p text:style-name="P25">- Tak?</text:p>
      <text:p text:style-name="P4">- Nie żyje, został pogrzebany pod stertą kamieni.</text:p>
      <text:p text:style-name="P25">- To dobrze, szczerze nie sadziłem że ci się uda, ale zaskoczyłaś mnie pozytywnie. Widzę, że bardzo zależy ci na dostaniu się do miasta. Powiedz mi tylko, czy udało ci się dowiedzieć w jaki sposób się tutaj pojawił?</text:p>
      <text:p text:style-name="P25"/>
      <text:p text:style-name="P25"/>
      <text:p text:style-name="P25"/>
      <text:p text:style-name="P20">Gdy znaleźliśmy list przy zwłokach</text:p>
      <text:p text:style-name="P4">- Tak, został przyzwany przez grupę protestujących na rozkaz Jero. O to dowód (oddajemy list).</text:p>
      <text:p text:style-name="P25">- Wiedziałem, że ten heretyk maczał w tym palce. Daj mi ten list. Moi ludzi się nim zajmą, póki brama nie zostanie otwarta. Weź to złoto za pomoc.</text:p>
      <text:p text:style-name="P4">- A co z dostaniem się do miasta?</text:p>
      <text:p text:style-name="P25">- Pamiętam, nie bój się, jestem słownym człowiekiem. Niestety nie posiadam glejtu, abyś mogła wejść do miasta przez główną bramę, ale znam inną drogę. Otóż prowadzi ono przez jaskinie, która znajduje się na wschód stąd. Tunele są długie i zawiłe, ale jest to alternatywne przejście za mury.</text:p>
      <text:p text:style-name="P25"/>
      <text:p text:style-name="P20"><text:soft-page-break/>Gdy nie znaleźliśmy listu przy zwłokach</text:p>
      <text:p text:style-name="P4">- Nie, niestety nie udało mi się.</text:p>
      <text:p text:style-name="P25">- No cóż, trudno przynajmniej bestia ubita i już nie będzie nas niepokoić.</text:p>
      <text:p text:style-name="P25">Jestem słownym człowiekiem i pomoc ode mnie i tak otrzymasz. Niestety nie posiadam glejtu, abyś mogła wejść do miasta przez główną bramę, ale znam inną drogę. Otóż prowadzi ono przez jaskinie, która znajduje się na wschód stąd. Tunele są długie i zawiłe, ale jest to alternatywne przejście za mury.</text:p>
      <text:p text:style-name="P25"/>
      <text:p text:style-name="P25"/>
      <text:p text:style-name="P25"/>
      <text:p text:style-name="P35">[I koniec wypowiedzi niezależnie od znalezienia zwłok]</text:p>
      <text:p text:style-name="P4">- Dziękuję za pomoc.</text:p>
      <text:p text:style-name="P25">- Także dziękuje w imieniu moim, jak i mieszkańców wioski Nawrotów za pomoc z bestią.</text:p>
      <text:p text:style-name="P25"/>
      <text:p text:style-name="P25"/>
      <text:p text:style-name="P25"/>
      <text:p text:style-name="P25"/>
      <text:p text:style-name="P4">- Jak dostać się do zamku?</text:p>
      <text:p text:style-name="P4">- Opowiedz mi o tej wiosce.</text:p>
      <text:p text:style-name="P4">- Czy jest coś ciekawego w okolicy?</text:p>
      <text:p text:style-name="P4">- To wszystko, do widzenia </text:p>
      <text:p text:style-name="P25"/>
      <text:p text:style-name="P25"/>
      <text:p text:style-name="P25"/>
      <text:p text:style-name="P4">- Jak dostać się do zamku?</text:p>
      <text:p text:style-name="P25">- <text:s/>Mało znane przejście prowadzi przez jaskinie, która znajduje się na zachód stąd. Tunele są długie i zawiłe, ale jest to alternatywne przejście za mury.</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4"/>
      <text:p text:style-name="P3"/>
      <text:p text:style-name="P3"/>
      <text:p text:style-name="P54"><text:soft-page-break/>Hiena Cmentarna</text:p>
      <text:p text:style-name="P26"/>
      <text:p text:style-name="P26">Przed rozmową ze Sołtysem</text:p>
      <text:p text:style-name="P26">- Odejdź, nie gadam z byle jakim przybłędą i pospólstwem. Już wystarczy, że mnie chłopi zaczepiają i marudzą.</text:p>
      <text:p text:style-name="P26"/>
      <text:p text:style-name="P26"/>
      <text:p text:style-name="P26"/>
      <text:p text:style-name="P5">- Witaj, przysyła mnie Sołtys.</text:p>
      <text:p text:style-name="P26">- Wiem, jego człowiek przyszedł do mnie i wszystko mi powiedział. Przychodzisz, żeby zyskać moje poparcie u Sołtysa, tak się akurat składa, że jest coś co możesz dla mnie zrobić, a mógłbym się odwdzięczyć w ten sposób.</text:p>
      <text:p text:style-name="P5">- Co mam zrobić?</text:p>
      <text:p text:style-name="P26">- Widzisz, niedaleko stąd jest stary cmentarz, a na jego terenie znajduje się stara krypta. Spoczywa tam mój dziadek, bardzo szlachetny człowiek, pomagał tutejszym chłopom finansowo.</text:p>
      <text:p text:style-name="P5">- Finansowo? Nie jesteś rolnikiem?</text:p>
      <text:p text:style-name="P26">- Co? Ja? Nie, wypraszam sobie. Jestem szlachetnie urodzony, moja rodzina mieszka w mieście, tutaj znajduje się tylko nasza posiadłość, do której od czasu do czasu przyjeżdżam, żeby poczuć wiejskie klimaty. Teraz akurat się wkopałem, bo kilka dni przed zamknięciem bramy przyjechałem tu, a teraz nie mogę wrócić, bo nie posiadam przy sobie żadnych dokumentów, a te pacany przy bramie nie chcą mnie wysłuchać.</text:p>
      <text:p text:style-name="P5">- Rozumiem, wrócimy do zadania, jakie chcesz mi powierzyć.</text:p>
      <text:p text:style-name="P26">- Jak wspominałem, mój dziadek, wspaniały człowiek, wolał, żyć wśród tych wieśniaków, wspomagał pieniężnie oraz dobrą radą. Zmarł kilka lat temu i zostać pochowany w tutejszej krypcie, nie było mnie niestety przy jego śmierci, gdyż wyjechałem w interesach… Dziadek zawsze wspomniał, że gdy umrze to ja odziedziczę po jego śmierci jego sygnet, niestety został pochowany razem z nim. Jeśli byłabyś taka miła i przyniosła mi go, chętnie stawie się za tobą u miejscowego Sołtysa.</text:p>
      <text:p text:style-name="P5">- Dlaczego sam nie możesz tego zrobić?</text:p>
      <text:p text:style-name="P26">- Żartujesz sobie? Pełno tam duchów, aż ciarki przechodzą mnie na samą myśl.</text:p>
      <text:p text:style-name="P5">- Dobrze, przyniosę ci ten pierścień.</text:p>
      <text:p text:style-name="P26">- Tylko się pośpiesz.</text:p>
      <text:p text:style-name="P26"/>
      <text:p text:style-name="P26"/>
      <text:p text:style-name="P26"/>
      <text:p text:style-name="P26"/>
      <text:p text:style-name="P26"/>
      <text:p text:style-name="P26"/>
      <text:p text:style-name="P26"/>
      <text:p text:style-name="P26"/>
      <text:p text:style-name="P26"/>
      <text:p text:style-name="P26"/>
      <text:p text:style-name="P59"><text:soft-page-break/>Po zwiedzeniu krypty dochodzimy do sarkofagu dziadka Antoniego.</text:p>
      <text:p text:style-name="P26"/>
      <text:p text:style-name="P26"/>
      <text:p text:style-name="P26"/>
      <text:p text:style-name="P26">- Kto zakłóca mój spokój.</text:p>
      <text:p text:style-name="P5">- <text:span text:style-name="T2">Mam na imię (lub bez tego)</text:span>. Wybacz, że zakłócam twój spokój, przybywam w imieniu twojego wnuka, prosił mnie o przyniesienie twojego sygnetu, który był mu obiecany przez ciebie przed śmiercią.</text:p>
      <text:p text:style-name="P26">- Antoni? Ten łajdak? Nie dość, że zawsze mędził o pieniądze, które trwonił na lewo i prawo, to jeszcze chce mnie okraść po śmierci?! Ba! Nawet nie chce mu się ruszyć swojego leniwego dupska i przysyła jakąś dziewczynę!</text:p>
      <text:p text:style-name="P26"/>
      <text:p text:style-name="P5">- Przynajmniej nie jest to jakaś hiena cmentarna… [MOŻLIWOŚĆ 1]</text:p>
      <text:p text:style-name="P5">- To twój wnuk, może chce mieć po tobie jakąś pamiątkę. [MOŻLIWOŚĆ 2]</text:p>
      <text:p text:style-name="P5">- Nie wiem jakie stosunki was łączyły, ale twój wnuk pomoże mi tylko gdy przyniosę twój sygnet. [MOŻLIWOŚĆ 3]</text:p>
      <text:p text:style-name="P5">- Oddaj mi ten pierścień, albo sama go wezmę. [MOŻLIWOŚĆ 4]</text:p>
      <text:p text:style-name="P26"/>
      <text:p text:style-name="P26"/>
      <text:p text:style-name="P26"/>
      <text:p text:style-name="P26"/>
      <text:p text:style-name="P26"/>
      <text:p text:style-name="P26"/>
      <text:p text:style-name="P26">MOŻLIWOŚĆ 1</text:p>
      <text:p text:style-name="P26"/>
      <text:p text:style-name="P5">- Przynajmniej nie jest to jakaś hiena cmentarna…</text:p>
      <text:p text:style-name="P26">- Nie wiem, czy nie wołałbym oddać tego sygnetu jakiemuś złodziejowi… Ale w sumie rodziny się nie wybiera… Mój syn miał trudności z wychowaniem tego bachora, zawsze się nie słuchał i robił po swojemu. </text:p>
      <text:p text:style-name="P26">Szczerze nie wiem, czy nie wolałbym, żeby mój syn nie otrzymał go ode mnie. Niestety nie zdążyłem mu go przekazać, a jak widać, nie chciał go ściągać z martwej dłoni swojego ojca.</text:p>
      <text:p text:style-name="P5"/>
      <text:p text:style-name="P5">- Jeśli taka jest twoja wola, mogę oddać ten pierścień twojemu synowi</text:p>
      <text:p text:style-name="P5">- Twój wnuk prosił mnie abym przyniosła mu twój sygnet. </text:p>
      <text:p text:style-name="P5">- Oddaj mi ten pierścień, albo sama go wezmę.</text:p>
      <text:p text:style-name="P26"/>
      <text:p text:style-name="P26"/>
      <text:p text:style-name="P26"/>
      <text:p text:style-name="P26"/>
      <text:p text:style-name="P26"/>
      <text:p text:style-name="P26"/>
      <text:p text:style-name="P26"/>
      <text:p text:style-name="P26"><text:soft-page-break/>MOŻLIWOŚĆ 1.1</text:p>
      <text:p text:style-name="P5">- Jeśli taka jest twoja wola, mogę oddać ten pierścień twojemu synowi</text:p>
      <text:p text:style-name="P26">- Hmm… skąd mam mieć pewność, że nie chcesz mnie zwieść i zabierać tego pierścienia dla siebie?</text:p>
      <text:p text:style-name="P26"/>
      <text:p text:style-name="P5">- Musisz mi zaufać, co masz do stracenia?</text:p>
      <text:p text:style-name="P5">- Nie będziesz miał pewności, moje słowo też nie da ci gwarancji, ale to prawdopodobnie jedyna możliwość, aby pierścień mógł trafić w ręce twojego syna.</text:p>
      <text:p text:style-name="P26"/>
      <text:p text:style-name="P26"/>
      <text:p text:style-name="P26">MOŻLIWOŚĆ 1.1.1</text:p>
      <text:p text:style-name="P5">- Musisz mi zaufać, co masz do stracenia?</text:p>
      <text:p text:style-name="P26">- Bezpieczeństwo rodowitego sygnetu, który był przekazywany od mego dziada pradziada. Lepiej żeby został tutaj niż został zbezczeszczany przez byle kogo. Nie wiem czy naprawdę prowadzi cię dobroć duszy, czy nie masz złych zamiarów. Żegnaj…</text:p>
      <text:p text:style-name="P26"/>
      <text:p text:style-name="P36">Duch znika, a wraz z nim pierścień (nie możemy go znaleźć)</text:p>
      <text:p text:style-name="P36">[U Antoniego MOŻLIWOŚĆ 1]</text:p>
      <text:p text:style-name="P26"/>
      <text:p text:style-name="P26"/>
      <text:p text:style-name="P26"/>
      <text:p text:style-name="P26"/>
      <text:p text:style-name="P26">MOŻLIWOŚĆ 1.1.2</text:p>
      <text:p text:style-name="P5">- Nie będziesz miał pewności, moje słowo też nie da ci gwarancji, ale to prawdopodobnie jedyna możliwość, aby pierścień mógł trafić w ręce twojego syna.</text:p>
      <text:p text:style-name="P26">- Prawda to, a ty mówisz bez ogródek, co podoba mi się. Dobrze, proszę o to sygnet, zabierz go do mego syna IMIE i oddaj go mu by tradycja została potrzymana. Żegnaj i uważaj na siebie…</text:p>
      <text:p text:style-name="P36">Otrzymujemy pierścień, a duch znika</text:p>
      <text:p text:style-name="P36">[U Antoniego MOŻLIWOŚĆ 2]</text:p>
      <text:p text:style-name="P26"/>
      <text:p text:style-name="P26"/>
      <text:p text:style-name="P26"/>
      <text:p text:style-name="P26"/>
      <text:p text:style-name="P26">MOŻLIWOŚĆ 1.2</text:p>
      <text:p text:style-name="P5">- Twój wnuk prosił mnie abym przyniosła mu twój sygnet. </text:p>
      <text:p text:style-name="P26">- Prosił… a on zna w ogóle takie słowo, jak prośba? Hmm… Nie wiem, szczerze co zrobić… Przynajmniej pierścień zostanie w rodzinie, przynajmniej mam taką nadzieję, dobrze, trzymaj go.</text:p>
      <text:p text:style-name="P26">Niech magia ci sprzyja…</text:p>
      <text:p text:style-name="P26"/>
      <text:p text:style-name="P36">Otrzymujemy pierścień, a duch znika</text:p>
      <text:p text:style-name="P36">[U Antoniego MOŻLIWOŚĆ 3]</text:p>
      <text:p text:style-name="P26"/>
      <text:p text:style-name="P26"><text:soft-page-break/></text:p>
      <text:p text:style-name="P26">MOŻLIWOŚĆ 1.3</text:p>
      <text:p text:style-name="P26"/>
      <text:p text:style-name="P5">- Oddaj mi ten pierścień, albo sama go wezmę.</text:p>
      <text:p text:style-name="P26">- Jak śmiesz! Jesteś złodziejką! Giń!</text:p>
      <text:p text:style-name="P26">Rozpoczyna się walka z dziadkiem/hordą szkieletów</text:p>
      <text:p text:style-name="P26"/>
      <text:p text:style-name="P36">Pierścienia nie możemy znaleźć po walce.</text:p>
      <text:p text:style-name="P36">[U Antoniego MOŻLIWOŚĆ 4]</text:p>
      <text:p text:style-name="P26"/>
      <text:p text:style-name="P26"/>
      <text:p text:style-name="P26"/>
      <text:p text:style-name="P26"/>
      <text:p text:style-name="P26"/>
      <text:p text:style-name="P26">MOŻLIWOŚĆ 2</text:p>
      <text:p text:style-name="P26"/>
      <text:p text:style-name="P5">- To twój wnuk, może chce mieć po tobie jakąś pamiątkę.</text:p>
      <text:p text:style-name="P26">- Tak, oczywiście. Gdy przez ostanie pięć lat przed moją śmiercią marudził i pytał o to, czy przepiszę mu w testamencie moją ziemie i chatę w wiosce też było spowodowanego jego troską o to żeby mieć jak mnie zapamiętać…</text:p>
      <text:p text:style-name="P5">- Domu w wiosce jeszcze nie sprzedał, jeśli o to ci chodzi. Może jednak się zmienił po twojej śmierci.</text:p>
      <text:p text:style-name="P26">- Nie wykluczone, choć po tym jak wyglądało jego życie przed moją śmiercią, nie jestem do tego zbytnio przekonany… Ale może masz racje, przynajmniej chciałbym tak myśleć. Weź proszę w takim razie ten pierścień i zanieś mu. I tak mi się już nie przyda, a tradycja naszej rodziny będzie podtrzymana.</text:p>
      <text:p text:style-name="P26"/>
      <text:p text:style-name="P44">Otrzymujemy pierścień, a duch znika</text:p>
      <text:p text:style-name="P44">[U Antoniego MOŻLIWOŚĆ 5]</text:p>
      <text:p text:style-name="P26"/>
      <text:p text:style-name="P26"/>
      <text:p text:style-name="P26"/>
      <text:p text:style-name="P26"/>
      <text:p text:style-name="P26"/>
      <text:p text:style-name="P26">MOŻLIWOŚĆ 3</text:p>
      <text:p text:style-name="P26"/>
      <text:p text:style-name="P5">- Nie wiem jakie stosunki was łączyły, ale twój wnuk pomoże mi tylko gdy przyniosę twój sygnet.</text:p>
      <text:p text:style-name="P26">- Czyli jednak się nie zmienił… Nie oddam mu mojego pierścienia. Nie jest tego godzien, pierścień powinien był trafić do mojego syna.</text:p>
      <text:p text:style-name="P26"/>
      <text:p text:style-name="P5">- Daj mi ten pierścień, muszę go oddać twojemu wnukowi.</text:p>
      <text:p text:style-name="P5">- Dobrze, oddam pierścień twojemu synowi i tak zamierzam dostać się do zamku.</text:p>
      <text:p text:style-name="P5">- Potrzebuję tego sygnetu do wywiązania się z umowy.</text:p>
      <text:p text:style-name="P5">- Oddaj mi ten pierścień, albo sama go wezmę.</text:p>
      <text:p text:style-name="P26"><text:soft-page-break/></text:p>
      <text:p text:style-name="P26"/>
      <text:p text:style-name="P26"/>
      <text:p text:style-name="P26"/>
      <text:p text:style-name="P26">MOŻLIWOŚĆ 3.1</text:p>
      <text:p text:style-name="P26"/>
      <text:p text:style-name="P5">- Daj mi ten pierścień, muszę go oddać twojemu wnukowi.</text:p>
      <text:p text:style-name="P26">- Przykro mi, nie wiem jakie intencje cię kierują, ale nie oddam ci go…</text:p>
      <text:p text:style-name="P36">I kończąc te słowa dziadek znika, a my nie możemy zabrać sygnetu</text:p>
      <text:p text:style-name="P36">[U Antoniego MOŻLIWOŚĆ 4]</text:p>
      <text:p text:style-name="P26"/>
      <text:p text:style-name="P26"/>
      <text:p text:style-name="P26"/>
      <text:p text:style-name="P26"/>
      <text:p text:style-name="P26">MOŻLIWOŚĆ 3.2</text:p>
      <text:p text:style-name="P26"/>
      <text:p text:style-name="P5">- Dobrze, oddam pierścień twojemu synowi i tak zamierzam dostać się do zamku.</text:p>
      <text:p text:style-name="P26">- Hmm… skąd mam mieć pewność, że nie chcesz mnie zwieść i albo zabierzesz ten pierścień dla siebie, albo oddasz go Antoniemu?</text:p>
      <text:p text:style-name="P26"/>
      <text:p text:style-name="P5">- Musisz mi zaufać, co masz do stracenia?</text:p>
      <text:p text:style-name="P5">- Nie będziesz miał pewności, moje słowo też nie da ci gwarancji, ale to prawdopodobnie jedyna możliwość, aby pierścień mógł trafić w ręce twojego syna.</text:p>
      <text:p text:style-name="P26"/>
      <text:p text:style-name="P26"/>
      <text:p text:style-name="P26"/>
      <text:p text:style-name="P26">MOŻLIWOŚĆ 3.2.1</text:p>
      <text:p text:style-name="P26"/>
      <text:p text:style-name="P5">- Musisz mi zaufać, co masz do stracenia?</text:p>
      <text:p text:style-name="P26">- Bezpieczeństwo rodowitego sygnetu, który był przekazywany od mego dziada pradziada. Lepiej żeby został tutaj niż został zbezczeszczany przez byle kogo, kto go założy, bądź też zhańbiony przez tego imbecyla Antoniego. Żegnaj…</text:p>
      <text:p text:style-name="P36">Duch znika, a wraz z nim pierścień (nie możemy go znaleźć)</text:p>
      <text:p text:style-name="P36">[U Antoniego MOŻLIWOŚĆ 1]</text:p>
      <text:p text:style-name="P26"/>
      <text:p text:style-name="P26"/>
      <text:p text:style-name="P26"/>
      <text:p text:style-name="P26">MOŻLIWOŚĆ 3.2.2</text:p>
      <text:p text:style-name="P26"/>
      <text:p text:style-name="P26"><text:span text:style-name="T1">- Nie będziesz miał pewności, moje słowo też nie da ci gwarancji, ale to</text:span> prawdopodobnie jedyna możliwość, aby pierścień mógł trafić w ręce twojego syna.</text:p>
      <text:p text:style-name="P26">- Prawda to, a ty mówisz bez ogródek, co podoba mi się. Dobrze, proszę o to sygnet, zabierz go do mego syna IMIE i oddaj go mu by tradycja została potrzymana. Żegnaj i uważaj na siebie…</text:p>
      <text:p text:style-name="P44">Otrzymujemy pierścień, a duch znika</text:p>
      <text:p text:style-name="P44"><text:soft-page-break/>[U Antoniego MOŻLIWOŚĆ 2]</text:p>
      <text:p text:style-name="P26">MOŻLIWOŚĆ 3.3</text:p>
      <text:p text:style-name="P5">- Potrzebuję tego sygnetu do wywiązania się z umowy.</text:p>
      <text:p text:style-name="P26">- To nie moja sprawa, przykro mi…</text:p>
      <text:p text:style-name="P26"/>
      <text:p text:style-name="P36">Duch znika, a wraz z nim pierścień (nie możemy go znaleźć)</text:p>
      <text:p text:style-name="P36">[U Antoniego MOŻLIWOŚĆ 4]</text:p>
      <text:p text:style-name="P26"/>
      <text:p text:style-name="P26"/>
      <text:p text:style-name="P26"/>
      <text:p text:style-name="P26">MOŻLIWOŚĆ 3.4</text:p>
      <text:p text:style-name="P26"/>
      <text:p text:style-name="P5">- Oddaj mi ten pierścień, albo sama go wezmę.</text:p>
      <text:p text:style-name="P26">- Jak śmiesz! Jesteś złodziejką! Giń!</text:p>
      <text:p text:style-name="P36"/>
      <text:p text:style-name="P36">Rozpoczyna się walka z dziadkiem/hordą szkieletów</text:p>
      <text:p text:style-name="P36">Pierścienia nie możemy znaleźć po walce.</text:p>
      <text:p text:style-name="P36">[U Antoniego MOŻLIWOŚĆ 4]</text:p>
      <text:p text:style-name="P26"/>
      <text:p text:style-name="P26"/>
      <text:p text:style-name="P26"/>
      <text:p text:style-name="P26"/>
      <text:p text:style-name="P26">MOŻLIWOŚĆ 4</text:p>
      <text:p text:style-name="P26"/>
      <text:p text:style-name="P5">- Oddaj mi ten pierścień, albo sama go wezmę.</text:p>
      <text:p text:style-name="P26">- Jak śmiesz! Jesteś złodziejką! Giń!</text:p>
      <text:p text:style-name="P26"/>
      <text:p text:style-name="P36">Rozpoczyna się walka z dziadkiem/hordą szkieletów</text:p>
      <text:p text:style-name="P36">Pierścienia nie możemy znaleźć po walce.</text:p>
      <text:p text:style-name="P36">[U Antoniego MOŻLIWOŚĆ 4]</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55"><text:soft-page-break/>Wracamy do Antoniego </text:p>
      <text:p text:style-name="P55"/>
      <text:p text:style-name="P27"/>
      <text:p text:style-name="P27"/>
      <text:p text:style-name="P45">MOŻLIWOŚĆ 1</text:p>
      <text:p text:style-name="P27"/>
      <text:p text:style-name="P27">- Jesteś już, i jak?</text:p>
      <text:p text:style-name="P27"/>
      <text:p text:style-name="P6">- Niestety nie znalazłam pierścienia, ktoś musiał ograbić grób twojego dziadka.</text:p>
      <text:p text:style-name="P6">- Rozmawiałam z duchem twojego dziadka.</text:p>
      <text:p text:style-name="P27"/>
      <text:p text:style-name="P27"/>
      <text:p text:style-name="P27"/>
      <text:p text:style-name="P27"/>
      <text:p text:style-name="P27">MOŻLIWOŚĆ 1.1</text:p>
      <text:p text:style-name="P27"/>
      <text:p text:style-name="P6">- Niestety nie znalazłam pierścienia, ktoś musiał ograbić grób twojego dziadka.</text:p>
      <text:p text:style-name="P27"/>
      <text:p text:style-name="P27">- Co takiego? Okraść! O czym ty mówisz! Nie wierze ci, jesteś złodziejką! Pewnie masz go przy sobie, albo sprzedałaś pierwszej lepszej osobie! Zejdź mi z oczu, nie licz ode mnie na jakąkolwiek pomoc.</text:p>
      <text:p text:style-name="P27"/>
      <text:p text:style-name="P37">Koniec zadania</text:p>
      <text:p text:style-name="P37">Bardzo ZŁY</text:p>
      <text:p text:style-name="P27"/>
      <text:p text:style-name="P27"/>
      <text:p text:style-name="P27"/>
      <text:p text:style-name="P27"/>
      <text:p text:style-name="P27">MOŻLIWOŚĆ 1.2</text:p>
      <text:p text:style-name="P27"/>
      <text:p text:style-name="P6">- Rozmawiałam z duchem twojego dziadka.</text:p>
      <text:p text:style-name="P27">- I co? <text:span text:style-name="T3">[lekko załamanym głosem]</text:span> Co powiedział?</text:p>
      <text:p text:style-name="P27"/>
      <text:p text:style-name="P6">- Nie chciał ci oddać swojego sygnetu.</text:p>
      <text:p text:style-name="P6">- Pozdrawia cię i żałuje, że nie może oddać ci swojego sygnetu, bo ktoś inny go zabrał.</text:p>
      <text:p text:style-name="P6">- Wolał oddać sygnet twojemu ojcu, po czym zniknął wraz z pierścieniem</text:p>
      <text:p text:style-name="P27"/>
      <text:p text:style-name="P27"/>
      <text:p text:style-name="P27"/>
      <text:p text:style-name="P27"/>
      <text:p text:style-name="P27"/>
      <text:p text:style-name="P27"/>
      <text:p text:style-name="P27"/>
      <text:p text:style-name="P27"><text:soft-page-break/>MOŻLIWOŚĆ 1.2.1</text:p>
      <text:p text:style-name="P27"/>
      <text:p text:style-name="P6">- Nie chciał ci oddać swojego sygnetu.</text:p>
      <text:p text:style-name="P27">- Yyyy… spodziewałem się po tym dziadzie tego, nigdy mnie nie lubił, a ja zawsze się starałem mu zaimponować… </text:p>
      <text:p text:style-name="P27">No nic dziękuję za chęci</text:p>
      <text:p text:style-name="P6">- A co z dobrym słowem o mnie u Sołtysa?</text:p>
      <text:p text:style-name="P27">- No cóż, nie przyniosłaś mi sygnetu, czyli nie wywiązałaś się z umowy, interes to interes, wybacz.</text:p>
      <text:p text:style-name="P27"/>
      <text:p text:style-name="P37">Koniec zadania</text:p>
      <text:p text:style-name="P37">NEUTRALNY</text:p>
      <text:p text:style-name="P27"/>
      <text:p text:style-name="P27"/>
      <text:p text:style-name="P27"/>
      <text:p text:style-name="P27"/>
      <text:p text:style-name="P27">MOŻLIWOŚĆ 1.2.2</text:p>
      <text:p text:style-name="P27"/>
      <text:p text:style-name="P6">- Pozdrawia cię i żałuje, że nie może oddać ci swojego sygnetu, bo ktoś inny go zabrał.</text:p>
      <text:p text:style-name="P27">- Pozdrawia mnie? O jak miło. Myślisz, że jestem głupi? Ten stary piernik nigdy nie powiedział mi miłego słowa, nie wiem czy go ukradłaś dla siebie, czy go tam nie było, ale nie lubię jak mnie ktoś okłamuje, zapomnij o naszej umowie.</text:p>
      <text:p text:style-name="P27"/>
      <text:p text:style-name="P37">Koniec zadania</text:p>
      <text:p text:style-name="P37">Zły</text:p>
      <text:p text:style-name="P27"/>
      <text:p text:style-name="P27"/>
      <text:p text:style-name="P27"/>
      <text:p text:style-name="P27"/>
      <text:p text:style-name="P27">MOŻLIWOŚĆ 1.2.3</text:p>
      <text:p text:style-name="P27"/>
      <text:p text:style-name="P6">- Wolał oddać sygnet twojemu ojcu, po czym zniknął wraz z pierścieniem</text:p>
      <text:p text:style-name="P27">- Mojemu ojcu… no cóż. Przekaże mu to przy najbliżej okazji, jeśli to jedyny sposób, żeby zabrać, znaczy zatrzymać sygnet w rodzinie. </text:p>
      <text:p text:style-name="P6">- A co z dobrym słowem o mnie u Sołtysa?</text:p>
      <text:p text:style-name="P27">- No cóż, nie przyniosłaś mi sygnetu, czyli nie wywiązałaś się z umowy, interes to interes, wybacz.</text:p>
      <text:p text:style-name="P27"/>
      <text:p text:style-name="P37">Koniec zadania</text:p>
      <text:p text:style-name="P37">NEUTRALNY</text:p>
      <text:p text:style-name="P27"/>
      <text:p text:style-name="P27"/>
      <text:p text:style-name="P27"/>
      <text:p text:style-name="P27"/>
      <text:p text:style-name="P45"><text:soft-page-break/>MOŻLIWOŚĆ 2</text:p>
      <text:p text:style-name="P27"/>
      <text:p text:style-name="P27">- Jesteś już, i jak?</text:p>
      <text:p text:style-name="P27"/>
      <text:p text:style-name="P6">- Oto sygnet. <text:span text:style-name="T4">(Oddajemy pierścień)</text:span></text:p>
      <text:p text:style-name="P6">- Niestety nie znalazłam pierścienia, ktoś musiał ograbić grób twojego dziadka.</text:p>
      <text:p text:style-name="P6">- Rozmawiałam z duchem twojego dziadka.</text:p>
      <text:p text:style-name="P27"/>
      <text:p text:style-name="P27"/>
      <text:p text:style-name="P27"/>
      <text:p text:style-name="P27"/>
      <text:p text:style-name="P27"/>
      <text:p text:style-name="P27">MOŻLIWOŚĆ 2.1</text:p>
      <text:p text:style-name="P27"/>
      <text:p text:style-name="P6">- Oto sygnet. <text:span text:style-name="T3">(Oddajemy pierścień)</text:span></text:p>
      <text:p text:style-name="P27">- <text:s/>Daj mi go. Tak to sygnet mojego dziadka. Wykonałaś zadanie, jestem ci dłużny.</text:p>
      <text:p text:style-name="P6">- Ghm… miałeś się wstawić za mną u Sołtysa.</text:p>
      <text:p text:style-name="P27">- A tak, tak. Faktycznie, dobrze, zrobię to przy najbliższej możliwej chwili.</text:p>
      <text:p text:style-name="P27"><text:span text:style-name="T1">- Mam nadzieję, żegnaj</text:span>.</text:p>
      <text:p text:style-name="P27"/>
      <text:p text:style-name="P37">Koniec zadania</text:p>
      <text:p text:style-name="P37">Zadowolony</text:p>
      <text:p text:style-name="P27"/>
      <text:p text:style-name="P27"/>
      <text:p text:style-name="P27"/>
      <text:p text:style-name="P27">MOŻLIWOŚĆ 2.2</text:p>
      <text:p text:style-name="P27"/>
      <text:p text:style-name="P6">- Niestety nie znalazłam pierścienia, ktoś musiał ograbić grób twojego dziadka.</text:p>
      <text:p text:style-name="P27">- Co takiego? Okraść! O czym ty mówisz! Nie wierze ci, jesteś złodziejką! Pewnie masz go przy sobie, albo sprzedałaś pierwszej lepszej osobie! Zejdź mi z oczu, nie licz ode mnie na jakąkolwiek pomoc.</text:p>
      <text:p text:style-name="P27"/>
      <text:p text:style-name="P37">Koniec zadania</text:p>
      <text:p text:style-name="P37">Bardzo ZŁY</text:p>
      <text:p text:style-name="P27"/>
      <text:p text:style-name="P27"/>
      <text:p text:style-name="P27"/>
      <text:p text:style-name="P27"/>
      <text:p text:style-name="P27"/>
      <text:p text:style-name="P27">MOŻLIWOŚĆ 2.3</text:p>
      <text:p text:style-name="P27"/>
      <text:p text:style-name="P6">- Rozmawiałam z duchem twojego dziadka.</text:p>
      <text:p text:style-name="P27">- I co? <text:span text:style-name="T3">[lekko załamanym głosem]</text:span> Co powiedział?</text:p>
      <text:p text:style-name="P27"/>
      <text:p text:style-name="P6">- Nie chciał ci oddać swojego sygnetu.</text:p>
      <text:p text:style-name="P6"><text:soft-page-break/>- Pozdrawia cię i żałuje, że nie może oddać ci swojego sygnetu, bo ktoś inny go zabrał.</text:p>
      <text:p text:style-name="P6">- Niechętnie chciał oddać ci pierścień, ale go przekonałam</text:p>
      <text:p text:style-name="P6">- Prosił mnie abym przekazała jego sygnet twojemu ojcu.</text:p>
      <text:p text:style-name="P27"/>
      <text:p text:style-name="P27"/>
      <text:p text:style-name="P27"/>
      <text:p text:style-name="P27">MOŻLIWOŚĆ 2.3.1</text:p>
      <text:p text:style-name="P27"/>
      <text:p text:style-name="P6">- Nie chciał ci oddać swojego sygnetu.</text:p>
      <text:p text:style-name="P27">- Yyyy… spodziewałem się po tym dziadzie tego, nigdy mnie nie lubił, a ja zawsze się starałem mu zaimponować… </text:p>
      <text:p text:style-name="P27">No nic dziękuję za chęci.</text:p>
      <text:p text:style-name="P6">- A co z dobrym słowem o mnie u Sołtysa?</text:p>
      <text:p text:style-name="P27">- No cóż, nie przyniosłaś mi sygnetu, czyli nie wywiązałaś się z umowy, interes to interes, wybacz.</text:p>
      <text:p text:style-name="P27"/>
      <text:p text:style-name="P37">Koniec zadania</text:p>
      <text:p text:style-name="P37">Nowe zadanie, nowa część zadania, z możliwością oddania go synowi dziadka/ ojcowi Antoniego</text:p>
      <text:p text:style-name="P37">NEUTRALNY</text:p>
      <text:p text:style-name="P27"/>
      <text:p text:style-name="P27"/>
      <text:p text:style-name="P27"/>
      <text:p text:style-name="P27"/>
      <text:p text:style-name="P27">MOŻLIWOŚĆ 2.3.2</text:p>
      <text:p text:style-name="P27"/>
      <text:p text:style-name="P6">- Pozdrawia cię i żałuje, że nie może oddać ci swojego sygnetu, bo ktoś inny go zabrał.</text:p>
      <text:p text:style-name="P27">- Pozdrawia mnie? O jak miło. Myślisz, że jestem głupi? Ten stary piernik nigdy nie powiedział mi miłego słowa, nie wiem czy go ukradłaś dla siebie, czy go tam nie było, ale nie lubię jak mnie ktoś okłamuje, zapomnij o naszej umowie.</text:p>
      <text:p text:style-name="P27"/>
      <text:p text:style-name="P37">Koniec zadania</text:p>
      <text:p text:style-name="P37">Nowe zadanie, nowa część zadania, z możliwością oddania go synowi dziadka/ ojcowi Antoniego</text:p>
      <text:p text:style-name="P37">Zły</text:p>
      <text:p text:style-name="P27"/>
      <text:p text:style-name="P27"/>
      <text:p text:style-name="P27"/>
      <text:p text:style-name="P27"/>
      <text:p text:style-name="P27">MOŻLIWOŚĆ 2.3.3</text:p>
      <text:p text:style-name="P27"/>
      <text:p text:style-name="P6">- Niechętnie chciał oddać ci pierścień, ale go przekonałam. (Oddajemy pierścień)</text:p>
      <text:p text:style-name="P27"><text:soft-page-break/>- Pokaż, faktycznie to sygnet mojego dziadka, nie wiem jak ci się udało przekonań tego starego zrzędę. Jestem pod wrażeniem. W wolnej chwili pójdę do Sołtysa i szepnę o tobie kilka dobrych słów.</text:p>
      <text:p text:style-name="P27"/>
      <text:p text:style-name="P37">Koniec zadania</text:p>
      <text:p text:style-name="P37">Zadowolony</text:p>
      <text:p text:style-name="P27"/>
      <text:p text:style-name="P27"/>
      <text:p text:style-name="P27"/>
      <text:p text:style-name="P27"/>
      <text:p text:style-name="P27">MOŻLIWOŚĆ 2.3.3</text:p>
      <text:p text:style-name="P27"/>
      <text:p text:style-name="P6">- Niechętnie chciał oddać ci pierścień, ale go przekonałam.<text:span text:style-name="T3"> (Oddajemy pierścień)</text:span></text:p>
      <text:p text:style-name="P27">- Pokaż, faktycznie to sygnet mojego dziadka, nie wiem jak ci się udało przekonań tego starego zrzędę. Jestem pod wrażeniem. W wolnej chwili pójdę do Sołtysa i szepnę o tobie kilka dobrych słów.</text:p>
      <text:p text:style-name="P27"/>
      <text:p text:style-name="P37">Koniec zadania</text:p>
      <text:p text:style-name="P37">Zadowolony</text:p>
      <text:p text:style-name="P27"/>
      <text:p text:style-name="P27"/>
      <text:p text:style-name="P27"/>
      <text:p text:style-name="P27"/>
      <text:p text:style-name="P27">MOŻLIWOŚĆ 2.3.4</text:p>
      <text:p text:style-name="P27"/>
      <text:p text:style-name="P6">- Prosił mnie abym przekazała jego sygnet twojemu ojcu.</text:p>
      <text:p text:style-name="P27">- Spodziewałem się, że nie będzie mi go chciał oddać nawet po śmierci… no cóż, ale masz pierścień przy sobie. Daj mi go więc, a ja wypełnię wolę mojego dziadka i przy najbliżej okazji oddam go mojemu ojcu.</text:p>
      <text:p text:style-name="P27"/>
      <text:p text:style-name="P6">- Dobrze, proszę, o to sygnet.<text:span text:style-name="T3"> (Oddajemy pierścień)</text:span></text:p>
      <text:p text:style-name="P6">- Twój dziadek, prosił mnie abym to zrobiła osobiście.</text:p>
      <text:p text:style-name="P27"/>
      <text:p text:style-name="P27"/>
      <text:p text:style-name="P27">MOŻLIWOŚĆ 2.3.4.1</text:p>
      <text:p text:style-name="P27"/>
      <text:p text:style-name="P6">- Dobrze, proszę, o to sygnet. <text:span text:style-name="T3">(Oddajemy pierścień)</text:span></text:p>
      <text:p text:style-name="P27">- Tak, to ten sygnet, możesz już iść.</text:p>
      <text:p text:style-name="P6">- A co z dobrym słowem o mnie u Sołtysa?</text:p>
      <text:p text:style-name="P27">- A tak, tak. Faktycznie, dobrze, zrobię to przy najbliższej możliwej chwili.</text:p>
      <text:p text:style-name="P27"/>
      <text:p text:style-name="P37">Koniec zadania</text:p>
      <text:p text:style-name="P37">Zadowolony</text:p>
      <text:p text:style-name="P27"/>
      <text:p text:style-name="P27"/>
      <text:p text:style-name="P27"><text:soft-page-break/></text:p>
      <text:p text:style-name="P27"/>
      <text:p text:style-name="P27">MOŻLIWOŚĆ 2.3.4.1</text:p>
      <text:p text:style-name="P27"/>
      <text:p text:style-name="P6">- Twój dziadek, prosił mnie abym to zrobiła osobiście.</text:p>
      <text:p text:style-name="P27">- Złodziejka, pewnie chcesz go zatrzymać dla siebie, jak tylko otworzą bramę, zawiadomię straż i odpowiesz za swoje czyny</text:p>
      <text:p text:style-name="P27"/>
      <text:p text:style-name="P37">Nowe zadanie, nowa część zadania, z możliwością oddania go synowi dziadka/ ojcowi Antoniego</text:p>
      <text:p text:style-name="P37">Bardzo ZŁY</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46"><text:soft-page-break/>MOŻLIWOŚĆ 3</text:p>
      <text:p text:style-name="P28"/>
      <text:p text:style-name="P28">- Jesteś już, i jak?</text:p>
      <text:p text:style-name="P28"/>
      <text:p text:style-name="P7">- Oto sygnet. <text:span text:style-name="T3">(Oddajemy pierścień)</text:span></text:p>
      <text:p text:style-name="P7">- Niestety nie znalazłam pierścienia, ktoś musiał ograbić grób twojego dziadka.</text:p>
      <text:p text:style-name="P28"/>
      <text:p text:style-name="P28"/>
      <text:p text:style-name="P28"/>
      <text:p text:style-name="P28">MOŻLIWOŚĆ 3.1</text:p>
      <text:p text:style-name="P28"/>
      <text:p text:style-name="P7">- Oto sygnet. <text:span text:style-name="T3">(Oddajemy pierścień)</text:span></text:p>
      <text:p text:style-name="P28">- <text:s/>Daj mi go. Tak to sygnet mojego dziadka. Wykonałaś zadanie, jestem ci dłużny.</text:p>
      <text:p text:style-name="P7">- Ghm… miałeś się wstawić za mną u Sołtysa.</text:p>
      <text:p text:style-name="P28">- A tak, tak. Faktycznie, dobrze, zrobię to przy najbliższej możliwej chwili.</text:p>
      <text:p text:style-name="P7">- Mam nadzieję, żegnaj.</text:p>
      <text:p text:style-name="P28"/>
      <text:p text:style-name="P38">Koniec zadania</text:p>
      <text:p text:style-name="P38">Zadowolony</text:p>
      <text:p text:style-name="P28"/>
      <text:p text:style-name="P28"/>
      <text:p text:style-name="P28"/>
      <text:p text:style-name="P28">MOŻLIWOŚĆ 3.2</text:p>
      <text:p text:style-name="P28"/>
      <text:p text:style-name="P7">- Niestety nie znalazłam pierścienia, ktoś musiał ograbić grób twojego dziadka.</text:p>
      <text:p text:style-name="P28">- Co takiego? Okraść! O czym ty mówisz! Nie wierze ci, jesteś złodziejką! Pewnie masz go przy sobie, albo sprzedałaś pierwszej lepszej osobie! Zejdź mi z oczu, nie licz ode mnie na jakąkolwiek pomoc.</text:p>
      <text:p text:style-name="P28"/>
      <text:p text:style-name="P38">Koniec zadania</text:p>
      <text:p text:style-name="P38">Bardzo ZŁY</text:p>
      <text:p text:style-name="P28"/>
      <text:p text:style-name="P28"/>
      <text:p text:style-name="P28"/>
      <text:p text:style-name="P28"/>
      <text:p text:style-name="P28">MOŻLIWOŚĆ 3.3</text:p>
      <text:p text:style-name="P28"/>
      <text:p text:style-name="P7">- Rozmawiałam z duchem twojego dziadka.</text:p>
      <text:p text:style-name="P28">- I co?<text:span text:style-name="T3"> [lekko załamanym głosem]</text:span> Co powiedział?</text:p>
      <text:p text:style-name="P28"/>
      <text:p text:style-name="P7">- Nie chciał ci oddać swojego sygnetu.</text:p>
      <text:p text:style-name="P7">- Pozdrawia cię i żałuje, że nie może oddać ci swojego sygnetu, bo ktoś inny go zabrał.</text:p>
      <text:p text:style-name="P7">- Niechętnie chciał oddać ci pierścień, ale go przekonałam</text:p>
      <text:p text:style-name="P7"/>
      <text:p text:style-name="P28"><text:soft-page-break/>MOŻLIWOŚĆ 3.3.1</text:p>
      <text:p text:style-name="P28"/>
      <text:p text:style-name="P7">- Nie chciał ci oddać swojego sygnetu.</text:p>
      <text:p text:style-name="P28">- Yyyy… spodziewałem się po tym dziadzie tego, nigdy mnie nie lubił, a ja zawsze się starałem mu zaimponować… </text:p>
      <text:p text:style-name="P28">No nic dziękuję za chęci</text:p>
      <text:p text:style-name="P7">- A co z dobrym słowem o mnie u Sołtysa?</text:p>
      <text:p text:style-name="P28">- No cóż, nie przyniosłaś mi sygnetu, czyli nie wywiązałaś się z umowy, interes to interes, wybacz.</text:p>
      <text:p text:style-name="P28"/>
      <text:p text:style-name="P38">Koniec zadania</text:p>
      <text:p text:style-name="P38">Nowe zadanie, nowa część zadania, z możliwością oddania go synowi dziadka/ ojcowi Antoniego</text:p>
      <text:p text:style-name="P38">NEUTRALNY</text:p>
      <text:p text:style-name="P28"/>
      <text:p text:style-name="P28"/>
      <text:p text:style-name="P28"/>
      <text:p text:style-name="P28"/>
      <text:p text:style-name="P28">MOŻLIWOŚĆ 3.3.2</text:p>
      <text:p text:style-name="P28"/>
      <text:p text:style-name="P7">- Pozdrawia cię i żałuje, że nie może oddać ci swojego sygnetu, bo ktoś inny go zabrał.</text:p>
      <text:p text:style-name="P28">- Pozdrawia mnie? O jak miło. Myślisz, że jestem głupi? Ten stary piernik nigdy nie powiedział mi miłego słowa, nie wiem czy go ukradłaś dla siebie, czy go tam nie było, ale nie lubię jak mnie ktoś okłamuje, zapomnij o naszej umowie.</text:p>
      <text:p text:style-name="P28"/>
      <text:p text:style-name="P38">Koniec zadania</text:p>
      <text:p text:style-name="P38">Nowe zadanie, nowa część zadania, z możliwością oddania go synowi dziadka/ ojcowi Antoniego</text:p>
      <text:p text:style-name="P38">Zły</text:p>
      <text:p text:style-name="P28"/>
      <text:p text:style-name="P28"/>
      <text:p text:style-name="P7">- Niechętnie chciał oddać ci pierścień, ale go przekonałam. <text:span text:style-name="T3">(Oddajemy pierścień)</text:span></text:p>
      <text:p text:style-name="P28">- Pokaż, faktycznie to sygnet mojego dziadka, nie wiem jak ci się udało przekonań tego starego zrzędę. Jestem pod wrażeniem. W wolnej chwili pójdę do Sołtysa i szepnę o tobie kilka dobrych słów.</text:p>
      <text:p text:style-name="P28"/>
      <text:p text:style-name="P38">Koniec zadania</text:p>
      <text:p text:style-name="P38">Zadowolony</text:p>
      <text:p text:style-name="P28"/>
      <text:p text:style-name="P28"/>
      <text:p text:style-name="P28"/>
      <text:p text:style-name="P28"/>
      <text:p text:style-name="P28"/>
      <text:p text:style-name="P28"/>
      <text:p text:style-name="P46"><text:soft-page-break/>MOŻLIWOŚĆ 4</text:p>
      <text:p text:style-name="P28"/>
      <text:p text:style-name="P28">- Jesteś już, i jak?</text:p>
      <text:p text:style-name="P28"/>
      <text:p text:style-name="P7">- Niestety nie znalazłam pierścienia, ktoś musiał ograbić grób twojego dziadka.</text:p>
      <text:p text:style-name="P7">- Rozmawiałam z duchem twojego dziadka.</text:p>
      <text:p text:style-name="P28"/>
      <text:p text:style-name="P28"/>
      <text:p text:style-name="P28"/>
      <text:p text:style-name="P28">MOŻLIWOŚĆ 4.1</text:p>
      <text:p text:style-name="P28"/>
      <text:p text:style-name="P7">- Niestety nie znalazłam pierścienia, ktoś musiał ograbić grób twojego dziadka.</text:p>
      <text:p text:style-name="P28">- Co takiego? Okraść! O czym ty mówisz! Nie wierze ci, jesteś złodziejką! Pewnie masz go przy sobie, albo sprzedałaś pierwszej lepszej osobie! Zejdź mi z oczu, nie licz ode mnie na jakąkolwiek pomoc.</text:p>
      <text:p text:style-name="P28"/>
      <text:p text:style-name="P38">Koniec zadania</text:p>
      <text:p text:style-name="P38">Bardzo ZŁY</text:p>
      <text:p text:style-name="P28"/>
      <text:p text:style-name="P28"/>
      <text:p text:style-name="P28"/>
      <text:p text:style-name="P28">MOŻLIWOŚĆ 4.2</text:p>
      <text:p text:style-name="P28"/>
      <text:p text:style-name="P7">- Rozmawiałam z duchem twojego dziadka.</text:p>
      <text:p text:style-name="P28">- I co? <text:span text:style-name="T3">[lekko załamanym głosem]</text:span> Co powiedział?</text:p>
      <text:p text:style-name="P28"/>
      <text:p text:style-name="P7">- Nie chciał ci oddać swojego sygnetu.</text:p>
      <text:p text:style-name="P7">- Pozdrawia cię i żałuje, że nie może oddać ci swojego sygnetu, bo ktoś inny go zabrał.</text:p>
      <text:p text:style-name="P7">- Miałam z nim małą sprzeczkę… nie miał ochoty oddać pierścienia.</text:p>
      <text:p text:style-name="P28"/>
      <text:p text:style-name="P28"/>
      <text:p text:style-name="P28"/>
      <text:p text:style-name="P28">MOŻLIWOŚĆ 4.2.1</text:p>
      <text:p text:style-name="P28"/>
      <text:p text:style-name="P7">- Nie chciał ci oddać swojego sygnetu.</text:p>
      <text:p text:style-name="P28">- Yyyy… spodziewałem się po tym dziadzie tego, nigdy mnie nie lubił, a ja zawsze się starałem mu zaimponować… </text:p>
      <text:p text:style-name="P28">No nic dziękuję za chęci</text:p>
      <text:p text:style-name="P7">- A co z dobrym słowem o mnie u Sołtysa?</text:p>
      <text:p text:style-name="P28">- No cóż, nie przyniosłaś mi sygnetu, czyli nie wywiązałaś się z umowy, interes to interes, wybacz.</text:p>
      <text:p text:style-name="P28"/>
      <text:p text:style-name="P38">Koniec zadania</text:p>
      <text:p text:style-name="P38">NEUTRALNY</text:p>
      <text:p text:style-name="P28"><text:soft-page-break/>MOŻLIWOŚĆ 4.2.2</text:p>
      <text:p text:style-name="P28"/>
      <text:p text:style-name="P7">- Pozdrawia cię i żałuje, że nie może oddać ci swojego sygnetu, bo ktoś inny go zabrał.</text:p>
      <text:p text:style-name="P28">- Pozdrawia mnie? O jak miło. Myślisz, że jestem głupi? Ten stary piernik nigdy nie powiedział mi miłego słowa, nie wiem czy go ukradłaś dla siebie, czy go tam nie było, ale nie lubię jak mnie ktoś okłamuje, zapomnij o naszej umowie.</text:p>
      <text:p text:style-name="P28"/>
      <text:p text:style-name="P38">Koniec zadania</text:p>
      <text:p text:style-name="P38">Zły</text:p>
      <text:p text:style-name="P28"/>
      <text:p text:style-name="P28"/>
      <text:p text:style-name="P28"/>
      <text:p text:style-name="P28"/>
      <text:p text:style-name="P28">MOŻLIWOŚĆ 4.2.3</text:p>
      <text:p text:style-name="P28"/>
      <text:p text:style-name="P7">- Miałam z nim małą sprzeczkę… nie miał ochoty oddać pierścienia.</text:p>
      <text:p text:style-name="P28">- Zawsze robił problemy… A co z sygnetem? Udało ci się go zabrać?</text:p>
      <text:p text:style-name="P7">- Niestety nie, zniknął wraz z duchem twojego dziadka.</text:p>
      <text:p text:style-name="P28">- Zawsze musi postawić na swoim, stary piernik…</text:p>
      <text:p text:style-name="P7">- A co z dobrym słowem o mnie u Sołtysa?</text:p>
      <text:p text:style-name="P28">- No cóż, nie przyniosłaś mi sygnetu, czyli nie wywiązałaś się z umowy, interes to interes, wybacz.</text:p>
      <text:p text:style-name="P28"/>
      <text:p text:style-name="P38">Koniec zadania</text:p>
      <text:p text:style-name="P38">NEUTRALNY</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47"><text:soft-page-break/>MOŻLIWOŚĆ 5</text:p>
      <text:p text:style-name="P29"/>
      <text:p text:style-name="P29">- Jesteś już, i jak?</text:p>
      <text:p text:style-name="P29"/>
      <text:p text:style-name="P8">- Oto sygnet. <text:span text:style-name="T3">(Oddajemy pierścień)</text:span></text:p>
      <text:p text:style-name="P8">- Niestety nie znalazłam pierścienia, ktoś musiał ograbić grób twojego dziadka.</text:p>
      <text:p text:style-name="P8">- Rozmawiałam z duchem twojego dziadka.</text:p>
      <text:p text:style-name="P29"/>
      <text:p text:style-name="P29"/>
      <text:p text:style-name="P29"/>
      <text:p text:style-name="P29"/>
      <text:p text:style-name="P29">MOŻLIWOŚĆ 5.1</text:p>
      <text:p text:style-name="P29"/>
      <text:p text:style-name="P8">- Oto sygnet. <text:span text:style-name="T3">(Oddajemy pierścień)</text:span></text:p>
      <text:p text:style-name="P29">- <text:s/>Daj mi go. Tak to sygnet mojego dziadka. Wykonałaś zadanie, jestem ci dłużny.</text:p>
      <text:p text:style-name="P8">- Ghm… miałeś się wstawić za mną u Sołtysa.</text:p>
      <text:p text:style-name="P29">- A tak, tak. Faktycznie, dobrze, zrobię to przy najbliższej możliwej chwili.</text:p>
      <text:p text:style-name="P8">- Mam nadzieję, żegnaj.</text:p>
      <text:p text:style-name="P29"/>
      <text:p text:style-name="P39">Koniec zadania</text:p>
      <text:p text:style-name="P39">Zadowolony</text:p>
      <text:p text:style-name="P29"/>
      <text:p text:style-name="P29"/>
      <text:p text:style-name="P29"/>
      <text:p text:style-name="P29"/>
      <text:p text:style-name="P29">MOŻLIWOŚĆ 5.2</text:p>
      <text:p text:style-name="P29"/>
      <text:p text:style-name="P8">- Niestety nie znalazłam pierścienia, ktoś musiał ograbić grób twojego dziadka.</text:p>
      <text:p text:style-name="P29">- Co takiego? Okraść! O czym ty mówisz! Nie wierze ci, jesteś złodziejką! Pewnie masz go przy sobie, albo sprzedałaś pierwszej lepszej osobie! Zejdź mi z oczu, nie licz ode mnie na jakąkolwiek pomoc.</text:p>
      <text:p text:style-name="P29"/>
      <text:p text:style-name="P39">Koniec zadania</text:p>
      <text:p text:style-name="P39">Bardzo ZŁY</text:p>
      <text:p text:style-name="P29"/>
      <text:p text:style-name="P29"/>
      <text:p text:style-name="P29"/>
      <text:p text:style-name="P29"/>
      <text:p text:style-name="P29"/>
      <text:p text:style-name="P29">MOŻLIWOŚĆ 5.3</text:p>
      <text:p text:style-name="P29"/>
      <text:p text:style-name="P8">- Rozmawiałam z duchem twojego dziadka.</text:p>
      <text:p text:style-name="P29">- I co? <text:span text:style-name="T3">[lekko załamanym głosem]</text:span> Co powiedział?</text:p>
      <text:p text:style-name="P29"/>
      <text:p text:style-name="P8">- Nie chciał ci oddać swojego sygnetu.</text:p>
      <text:p text:style-name="P8"><text:soft-page-break/>- Pozdrawia cię i żałuje, że nie może oddać ci swojego sygnetu, bo ktoś inny go zabrał.</text:p>
      <text:p text:style-name="P8">- Niechętnie chciał oddać ci pierścień, ale go przekonałam.</text:p>
      <text:p text:style-name="P29"/>
      <text:p text:style-name="P29"/>
      <text:p text:style-name="P29"/>
      <text:p text:style-name="P29"/>
      <text:p text:style-name="P29">MOŻLIWOŚĆ 5.3.1</text:p>
      <text:p text:style-name="P29"/>
      <text:p text:style-name="P8">- Nie chciał ci oddać swojego sygnetu.</text:p>
      <text:p text:style-name="P29">- Yyyy… spodziewałem się po tym dziadzie tego, nigdy mnie nie lubił, a ja zawsze się starałem mu zaimponować… </text:p>
      <text:p text:style-name="P29">No nic dziękuję za chęci</text:p>
      <text:p text:style-name="P8">- A co z dobrym słowem o mnie u Sołtysa?</text:p>
      <text:p text:style-name="P29">- No cóż, nie przyniosłaś mi sygnetu, czyli nie wywiązałaś się z umowy, interes to interes, wybacz.</text:p>
      <text:p text:style-name="P29"/>
      <text:p text:style-name="P39">Koniec zadania</text:p>
      <text:p text:style-name="P39">NEUTRALNY</text:p>
      <text:p text:style-name="P29"/>
      <text:p text:style-name="P29"/>
      <text:p text:style-name="P29"/>
      <text:p text:style-name="P29"/>
      <text:p text:style-name="P29">MOŻLIWOŚĆ 5.3.2</text:p>
      <text:p text:style-name="P29"/>
      <text:p text:style-name="P8">- Pozdrawia cię i żałuje, że nie może oddać ci swojego sygnetu, bo ktoś inny go zabrał.</text:p>
      <text:p text:style-name="P29">- Pozdrawia mnie? O jak miło. Myślisz, że jestem głupi? Ten stary piernik nigdy nie powiedział mi miłego słowa, nie wiem czy go ukradłaś dla siebie, czy go tam nie było, ale nie lubię jak mnie ktoś okłamuje, zapomnij o naszej umowie.</text:p>
      <text:p text:style-name="P29"/>
      <text:p text:style-name="P39">Koniec zadania</text:p>
      <text:p text:style-name="P39">Zły</text:p>
      <text:p text:style-name="P29"/>
      <text:p text:style-name="P29"/>
      <text:p text:style-name="P29"/>
      <text:p text:style-name="P29">MOŻLIWOŚĆ 5.3.3</text:p>
      <text:p text:style-name="P29"/>
      <text:p text:style-name="P8">- Niechętnie chciał oddać ci pierścień, ale go przekonałam. <text:span text:style-name="T3">(Oddajemy pierścień)</text:span></text:p>
      <text:p text:style-name="P29">- Pokaż, faktycznie to sygnet mojego dziadka, nie wiem jak ci się udało przekonań tego starego zrzędę. Jestem pod wrażeniem. W wolnej chwili pójdę do Sołtysa i szepnę o tobie kilka dobrych słów.</text:p>
      <text:p text:style-name="P29"/>
      <text:p text:style-name="P39">Koniec zadania</text:p>
      <text:p text:style-name="P13">Zadowolony</text:p>
      <text:p text:style-name="P56"><text:soft-page-break/>Rozmowa z Jero</text:p>
      <text:p text:style-name="P30"/>
      <text:p text:style-name="P31">Protestujący od czasu do czasu krzyczą:</text:p>
      <text:p text:style-name="P31"/>
      <text:p text:style-name="P31">- GMO jest złe, zniczy cię.</text:p>
      <text:p text:style-name="P31">- Bestia z jaskini jest z waszej winy!</text:p>
      <text:p text:style-name="P31">- Uprawy pół poleps</text:p>
      <text:p text:style-name="P31"/>
      <text:p text:style-name="P31"/>
      <text:p text:style-name="P31"/>
      <text:p text:style-name="P31">- Nie zawracaj mi głowy, nie widzisz że jestem zajęty</text:p>
      <text:p text:style-name="P9">- Kim jesteś?</text:p>
      <text:p text:style-name="P31">- Jestem Jero protestant.</text:p>
      <text:p text:style-name="P9">- Chyba protestujący</text:p>
      <text:p text:style-name="P31">- No… przecie mówię. Te głupie ludzie ze wsi niszczą ziemie stosując magiczne środki zamiast zdać się na naturę.</text:p>
      <text:p text:style-name="P9">- Nie mieszkasz w wiosce?</text:p>
      <text:p text:style-name="P31">- Mieszkam… ale ja nie stąd. Mieszkałem w wiosce NAZWA, to na północ stąd. Ale wyrzucili mnie stamtąd...</text:p>
      <text:p text:style-name="P9">- Dlaczego?</text:p>
      <text:p text:style-name="P31">- A bo te durne chłopy nie wiedzą, że zatruwają środowisko, a jak zacząłem im wyjaśniać jakie to skutki yyy… no ten… w sensie do czego to doprowadzi, to zaczęli mnie obrzucać kamieniami i wygnili mnie z wioski. Tu na szczęści kilka mądrych się znalazło. No to ich ten… nauczam, no…</text:p>
      <text:p text:style-name="P9">- Nauczasz?</text:p>
      <text:p text:style-name="P31">-No taa, chcesz się trochę no ten… doksz, do…</text:p>
      <text:p text:style-name="P9">- Dokształcić?</text:p>
      <text:p text:style-name="P31">- No, mówię przecie.</text:p>
      <text:p text:style-name="P31"/>
      <text:p text:style-name="P9">- Powiedz mi o tej szkodliwej magii.</text:p>
      <text:p text:style-name="P9">- O co chodzi z tą bestią?</text:p>
      <text:p text:style-name="P9">- Opowiedz mi o okolicy</text:p>
      <text:p text:style-name="P9">- Wiesz jak dostać się do miasta?</text:p>
      <text:p text:style-name="P9">- Musze iść.</text:p>
      <text:p text:style-name="P31"/>
      <text:p text:style-name="P31"/>
      <text:p text:style-name="P31"/>
      <text:p text:style-name="P31"/>
      <text:p text:style-name="P9">- Powiedz mi o tej szkodliwej magii.</text:p>
      <text:p text:style-name="P31">- Bo to wszystko przez gwałtowną modyfikacje organiczną, w skrócie GMO. Magia która jest używana do użyźnienia gleby i przyspieszenia wzrostu plonów, może i wygląda efektownie i działa efektywnie, ale prowadzi do długotrwałych uszkodzeń roślin na poziomie molekularnym. Zwierzęta i my spożywając te rośliny możemy nie <text:soft-page-break/>odczuć od razu ich skutków. Ale tak zmodyfikowane rośliny wpływają na nasze zdrowie i geny, które mogą mutować. Co spowoduje nieuleczalną chorobę i śmierć.</text:p>
      <text:p text:style-name="P9">- Rozumiem… powiedz mi skąd to wiesz?</text:p>
      <text:p text:style-name="P31">- No ten, no, czytałem o tym</text:p>
      <text:p text:style-name="P9">- Czytałeś?</text:p>
      <text:p text:style-name="P31">- Znaczy czytał mi o tym jeden taki mag, pomagałem mu, prowadził jakiś eksperymenta. Często mówił sam do siebie, to go ten, no słuchałem. Jak to mag, to uczony, jak czytał i zapisywał to znaczy, że mądry.</text:p>
      <text:p text:style-name="P9">- Pewnie tak...</text:p>
      <text:p text:style-name="P31"/>
      <text:p text:style-name="P31"/>
      <text:p text:style-name="P31"/>
      <text:p text:style-name="P9">- Opowiedz mi o okolicy</text:p>
      <text:p text:style-name="P31">- Jak dla mnie dużo ciekawych rzeczy tu nie ma. Oprócz wioski do której nie mam od jakiegoś czasu wstępu, to no ten… jest opuszczona kopalnia na wschodzie, a na zachodzie jakiś cmentarz, ale nie radzę okradać grobów, pełno tam duchów… nie żebym próbował, ale tak tylko słyszałem.</text:p>
      <text:p text:style-name="P31"/>
      <text:p text:style-name="P31"/>
      <text:p text:style-name="P31"/>
      <text:p text:style-name="P9">- Wiesz jak dostać się do miasta?</text:p>
      <text:p text:style-name="P31">- Nie… ale nie radzę próbować przebiec przez główną bramę, strażnicy są szybcy… i mocno biją… a w mieście to dopiero miałbym posłuch…. Tam ludzie są mądrzejsi, na pewno by zrozumieli szkodliwość magii używanej do uprawy.</text:p>
      <text:p text:style-name="P9">- Dziękuję, za radę</text:p>
      <text:p text:style-name="P31">- Jak będziesz miała zbyteczny glejt, albo znajdziesz jakąś dziurę w murze to daj mi znać.</text:p>
      <text:p text:style-name="P31"/>
      <text:p text:style-name="P31"/>
      <text:p text:style-name="P31"/>
      <text:p text:style-name="P31"/>
      <text:p text:style-name="P9">- O co chodzi z tą bestią?</text:p>
      <text:p text:style-name="P31">- Jak to co? Bestia, która leże ma w kopalni na zachodzie i zabija ludzi. Jest stworzona z magii GMO.</text:p>
      <text:p text:style-name="P9">- W jaki sposób?</text:p>
      <text:p text:style-name="P31">- No ten… yyy… nie wiem, ale skutki działania magii takie rzeczy robią, tu powiększą nasiona kukurydzy, tu powiększą zajęca, a i inne zwierzę, które mieszkało w jaskini mogło zmienić.</text:p>
      <text:p text:style-name="P9">- Zająca? Nie widziałam tu przerośniętych królików.</text:p>
      <text:p text:style-name="P31">- Po to rzadkie, ale się dzieje, gwałtowna modyfikacja organiczna jest zła, tylko naturalne uprawy są dobre.</text:p>
      <text:p text:style-name="P31"/>
      <text:p text:style-name="P31"/>
      <text:p text:style-name="P31"/>
      <text:p text:style-name="P31"/>
      <text:p text:style-name="P9"><text:soft-page-break/>- Musze iść.</text:p>
      <text:p text:style-name="P31">- Pamiętaj, GMO jest złe, zniszczy cię.</text:p>
      <text:p text:style-name="P31">Koniec Rozmowy</text:p>
      <text:p text:style-name="P31"/>
      <text:p text:style-name="P31"/>
      <text:p text:style-name="P31"/>
      <text:p text:style-name="P40">[Zapętlone]</text:p>
      <text:p text:style-name="P9">- Powiedz mi o tej szkodliwej magii.</text:p>
      <text:p text:style-name="P9">- O co chodzi z tą bestią?</text:p>
      <text:p text:style-name="P9">- Opowiedz mi o okolicy</text:p>
      <text:p text:style-name="P9">- Wiesz jak dostać się do miasta?</text:p>
      <text:p text:style-name="P9">- Musze iść.</text:p>
      <text:p text:style-name="P31"/>
      <text:p text:style-name="P31"/>
      <text:p text:style-name="P31"/>
      <text:p text:style-name="P31"/>
      <text:p text:style-name="P31"/>
      <text:p text:style-name="P31"/>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57"><text:soft-page-break/>Zadanie od Rolnikiem</text:p>
      <text:p text:style-name="P32"/>
      <text:p text:style-name="P32">Przed rozmową ze Sołtysem</text:p>
      <text:p text:style-name="P32">- Wybacz, nie rozmawiamy z obcymi</text:p>
      <text:p text:style-name="P32"/>
      <text:p text:style-name="P32"/>
      <text:p text:style-name="P32"/>
      <text:p text:style-name="P32">Rozmowa z rolnikiem</text:p>
      <text:p text:style-name="P32"/>
      <text:p text:style-name="P10">- Witaj</text:p>
      <text:p text:style-name="P32">- Dobry, dobry. Słyszałem o tobie, Sołtys nie ufa byle komu.</text:p>
      <text:p text:style-name="P10">- A ty?</text:p>
      <text:p text:style-name="P32">- A ja to człowiek uczciwy i dobroduszny. I o to też liczę od każdego w stosunku do mnie. Słuchaj, bo mam prośbę, bo mój syn jest chory i nie ma mi kto pomóc przy polu. Plony małe, ale są. Potrzebuję pomocy przy zebraniu rzepy. Ja już nie te lata mam i męczy mnie to ciągłe schylanie. Mogłabyś mi ją zebrać? Oczywiście ci to wynagrodzę i nawet podwójnie. Bo i złotem zapłacę, a i dobre słowo o tobie powiem Sołtysowi.</text:p>
      <text:p text:style-name="P32"/>
      <text:p text:style-name="P10">- Oczywiście pomogę ci.</text:p>
      <text:p text:style-name="P10">- Przykro mi, nie mam teraz czasu.</text:p>
      <text:p text:style-name="P32"/>
      <text:p text:style-name="P32"/>
      <text:p text:style-name="P32">MOŻLIWOŚĆ 1</text:p>
      <text:p text:style-name="P32"/>
      <text:p text:style-name="P10">- Oczywiście pomogę ci.</text:p>
      <text:p text:style-name="P32">- Dziękuje, dobra z ciebie dziewczyna.</text:p>
      <text:p text:style-name="P32"/>
      <text:p text:style-name="P32"/>
      <text:p text:style-name="P32"/>
      <text:p text:style-name="P32">MOŻLIWOŚĆ 2</text:p>
      <text:p text:style-name="P32"/>
      <text:p text:style-name="P10">- Przykro mi, nie mam teraz czasu.</text:p>
      <text:p text:style-name="P32">- Rozumiem, gdybyś zmieniła zdanie, to jeszcze trochę czasu ta praca mi zajmie.</text:p>
      <text:p text:style-name="P32"/>
      <text:p text:style-name="P32"/>
      <text:p text:style-name="P32">Koniec Rozmowy</text:p>
      <text:p text:style-name="P32"/>
      <text:p text:style-name="P32">Gdy nie zgodzimy się od razu, a przyjdziemy znów do rolnika.</text:p>
      <text:p text:style-name="P10">- Witaj.</text:p>
      <text:p text:style-name="P32">- Dobry, dobry.</text:p>
      <text:p text:style-name="P32"/>
      <text:p text:style-name="P10">- Potrzebujesz jeszcze pomocy?</text:p>
      <text:p text:style-name="P10">- Musze już iść.</text:p>
      <text:p text:style-name="P10"><text:soft-page-break/>- Musze już iść.</text:p>
      <text:p text:style-name="P41">Koniec Rozmowy</text:p>
      <text:p text:style-name="P32"/>
      <text:p text:style-name="P32"/>
      <text:p text:style-name="P10">- Potrzebujesz jeszcze pomocy?</text:p>
      <text:p text:style-name="P32">- Jeszcze, trochę plonów do zebrania zostało. Przyda się każda pomoc</text:p>
      <text:p text:style-name="P32"/>
      <text:p text:style-name="P32"/>
      <text:p text:style-name="P32"/>
      <text:p text:style-name="P48">Po wykonaniu zadania </text:p>
      <text:p text:style-name="P48"/>
      <text:p text:style-name="P10">- Zebrałam już plony, o to one.</text:p>
      <text:p text:style-name="P32">- Dziękuję za pomoc. Proszę weź tą skromną sakiewkę za swoją pracę. A i zaraz też pójdę do Sołtysa i wspomnę kilka dobrych słów o tobie.</text:p>
      <text:p text:style-name="P41"/>
      <text:p text:style-name="P41">Otrzymujemy trochę złota</text:p>
      <text:p text:style-name="P41">Koniec Rozmowy</text:p>
      <text:p text:style-name="P32"/>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33"><text:soft-page-break/>Rozmowa z zielarzem</text:p>
      <text:p text:style-name="P33"/>
      <text:p text:style-name="P33"/>
      <text:p text:style-name="P33">Przed rozmową z Sołtysem</text:p>
      <text:p text:style-name="P33">- Odejdź, jestem zajęty przygotowywaniem naparów</text:p>
      <text:p text:style-name="P33"/>
      <text:p text:style-name="P33"/>
      <text:p text:style-name="P33"/>
      <text:p text:style-name="P33"/>
      <text:p text:style-name="P11">- Witaj, kim jesteś?</text:p>
      <text:p text:style-name="P33">- Mam na imię [IMIE], jestem zielarzem, bądź znachorem jak czasami ludzie mówią. Zajmuję się tworzeniem magicznych naparów by leczyć ludzi z różnych chorób, łagodnych jak i tych cięższych. </text:p>
      <text:p text:style-name="P33"/>
      <text:p text:style-name="P33"/>
      <text:p text:style-name="P11">- Szukam pracy.</text:p>
      <text:p text:style-name="P11">- Co słychać?</text:p>
      <text:p text:style-name="P11">- Musze już iść.</text:p>
      <text:p text:style-name="P33"/>
      <text:p text:style-name="P33"/>
      <text:p text:style-name="P33"/>
      <text:p text:style-name="P11">- Szukam pracy.</text:p>
      <text:p text:style-name="P33">- Dobrze się składa. Potrzebuję pomocy, widzisz, ostatnio wielu ludzi w wiosce choruje, a ja nie nadążam z przygotowywaniem lekarstw, a kończą mi się moje zapasy ziół. Wiem, że nie brzmi to za ciekawie, ale przy okazji jak będziesz spacerowała po lesie, czy nie mogłabyś zebrać kilka… powiedzmy 10 sztuk mniszka lekarskiego, znajdziesz go w okolicach pół i łąk.</text:p>
      <text:p text:style-name="P33"/>
      <text:p text:style-name="P11">- Jasne, czemu nie.</text:p>
      <text:p text:style-name="P11">- Przykro mi nie mam teraz czasu</text:p>
      <text:p text:style-name="P33"/>
      <text:p text:style-name="P33"/>
      <text:p text:style-name="P33"/>
      <text:p text:style-name="P11">- Jasne, czemu nie.</text:p>
      <text:p text:style-name="P33">- Dziękuję, na pewno ci to wynagrodzę.</text:p>
      <text:p text:style-name="P33"/>
      <text:p text:style-name="P33"/>
      <text:p text:style-name="P33"/>
      <text:p text:style-name="P11">- Przykro mi nie mam teraz czasu</text:p>
      <text:p text:style-name="P33">- Rozumiem, jak zmienisz zdanie to przyjdź, bo póki co nie mam czasu nawet pójść kogokolwiek posłać</text:p>
      <text:p text:style-name="P33"/>
      <text:p text:style-name="P33"/>
      <text:p text:style-name="P33"/>
      <text:p text:style-name="P33"/>
      <text:p text:style-name="P11"><text:soft-page-break/>- Co słychać?</text:p>
      <text:p text:style-name="P33">- Zależy o co pytasz, mam trochę ostatnio urwanie głowy z małą epidemią grypy w mojej wiosce. Za wioską zgraja ludzi się zebrała i krzyczy jakieś brednie i nie daje mi się skupić przy gotowaniu naparów leczniczych. I jakiś czas temu pojawił się jakiś potwór, który też dodał mi pracy, choć nie wielu przeżyło z nim kontakt, a i tak nie wiem czy nie uciekali przed czymś innym</text:p>
      <text:p text:style-name="P33"/>
      <text:p text:style-name="P33"/>
      <text:p text:style-name="P33"/>
      <text:p text:style-name="P11">- Musze już iść.</text:p>
      <text:p text:style-name="P33">- A tak, tak. Ja też nie mam teraz czasu na rozmowy</text:p>
      <text:p text:style-name="P33">Koniec Rozmowy</text:p>
      <text:p text:style-name="P33"/>
      <text:p text:style-name="P33"/>
      <text:p text:style-name="P33"/>
      <text:p text:style-name="P42">[Zapętlone po pierwszym spytaniu o zadanie]</text:p>
      <text:p text:style-name="P33"/>
      <text:p text:style-name="P11">- Potrzebujesz nadal ziół?</text:p>
      <text:p text:style-name="P11">- Co słychać?</text:p>
      <text:p text:style-name="P11">- Musze już iść.</text:p>
      <text:p text:style-name="P33"/>
      <text:p text:style-name="P33"/>
      <text:p text:style-name="P33"/>
      <text:p text:style-name="P33"/>
      <text:p text:style-name="P11">- Potrzebujesz nadal ziół?</text:p>
      <text:p text:style-name="P33">- Tak, każde ziele się przyda.</text:p>
      <text:p text:style-name="P33"/>
      <text:p text:style-name="P11">- Przyniosę ci zioła.</text:p>
      <text:p text:style-name="P11">- Niestety mam coś innego do zrobienia.</text:p>
      <text:p text:style-name="P33"/>
      <text:p text:style-name="P33"/>
      <text:p text:style-name="P33"/>
      <text:p text:style-name="P33"/>
      <text:p text:style-name="P11">- Przyniosę ci zioła.</text:p>
      <text:p text:style-name="P33">- Dziękuję, na pewno ci to wynagrodzę.</text:p>
      <text:p text:style-name="P33"/>
      <text:p text:style-name="P33"/>
      <text:p text:style-name="P33"/>
      <text:p text:style-name="P11">- Niestety mam coś innego do zrobienia.</text:p>
      <text:p text:style-name="P42">Koniec Rozmowy</text:p>
      <text:p text:style-name="P33"/>
      <text:p text:style-name="P33"/>
      <text:p text:style-name="P33"/>
      <text:p text:style-name="P33"/>
      <text:p text:style-name="P33"/>
      <text:p text:style-name="P49"><text:soft-page-break/>Jeśli nie przynieśliśmy odpowiedniej ilości</text:p>
      <text:p text:style-name="P33"/>
      <text:p text:style-name="P11">- Mam zioła.</text:p>
      <text:p text:style-name="P11">- Co słychać?</text:p>
      <text:p text:style-name="P11">- Musze już iść.</text:p>
      <text:p text:style-name="P33"/>
      <text:p text:style-name="P33"/>
      <text:p text:style-name="P33"/>
      <text:p text:style-name="P11">- Mam zioła.</text:p>
      <text:p text:style-name="P33">- To za mało, potrzebuję więcej. Przyjdź, gdy będziesz miała przynajmniej 10 sztuk</text:p>
      <text:p text:style-name="P33"/>
      <text:p text:style-name="P33"/>
      <text:p text:style-name="P33"/>
      <text:p text:style-name="P49">Gdy już przyniesiemy odpowiednią ilość ziół</text:p>
      <text:p text:style-name="P11"/>
      <text:p text:style-name="P11">- Mam zioła.</text:p>
      <text:p text:style-name="P11">- Co słychać?</text:p>
      <text:p text:style-name="P11">- Musze już iść.</text:p>
      <text:p text:style-name="P33"/>
      <text:p text:style-name="P33"/>
      <text:p text:style-name="P11">- Mam zioła.</text:p>
      <text:p text:style-name="P33">- Dobrze, dziękuję ci. Przyjmij te eliksiry lecznice w nagrodę</text:p>
      <text:p text:style-name="P33"/>
      <text:p text:style-name="P33"/>
      <text:p text:style-name="P33"/>
      <text:p text:style-name="P33"/>
      <text:p text:style-name="P42">[Zapętlone]</text:p>
      <text:p text:style-name="P11">- Co słychać?</text:p>
      <text:p text:style-name="P11">- Musze już iść.</text:p>
      <text:p text:style-name="P33"/>
      <text:p text:style-name="P33"/>
      <text:p text:style-name="P33"/>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58"><text:soft-page-break/>Zadanie na Pumy</text:p>
      <text:p text:style-name="P34"/>
      <text:p text:style-name="P34"/>
      <text:p text:style-name="P34">Przed rozmową z Sołtysem</text:p>
      <text:p text:style-name="P34">- Odejdź, nie rozmawiam z byle kim</text:p>
      <text:p text:style-name="P34"/>
      <text:p text:style-name="P34"/>
      <text:p text:style-name="P58">Rozmowa z "myśliwym"</text:p>
      <text:p text:style-name="P34"/>
      <text:p text:style-name="P34"/>
      <text:p text:style-name="P12">- Witaj, kim jesteś?</text:p>
      <text:p text:style-name="P34">- Jestem tutejszym myśliwym. Dbam o to żeby dzikie zwierzęta nie wchodziły na teren naszej wioski i nie zagryzały mieszkańców. Teraz się jakoś tych kocurów namnożyło, a szkoda gadać…</text:p>
      <text:p text:style-name="P34"/>
      <text:p text:style-name="P12">- Mogę ci jakoś pomóc?</text:p>
      <text:p text:style-name="P12">- Co słychać?</text:p>
      <text:p text:style-name="P12">- Bywaj.</text:p>
      <text:p text:style-name="P34"/>
      <text:p text:style-name="P34"/>
      <text:p text:style-name="P34"/>
      <text:p text:style-name="P12">- Mogę ci jakoś pomóc?</text:p>
      <text:p text:style-name="P34">- W sumie czemu nie, z zachodniej części naszej wsi grasują w lesie pumy, zabij ich stado, a przestaną na jakiś czas pałętać się wokół naszych domów.</text:p>
      <text:p text:style-name="P34"/>
      <text:p text:style-name="P12">- Nie ma sprawy, zajmę się tym.</text:p>
      <text:p text:style-name="P12">- Nie mam czasu teraz biegać za dzikimi zwierzętami.</text:p>
      <text:p text:style-name="P34"/>
      <text:p text:style-name="P34"/>
      <text:p text:style-name="P34"/>
      <text:p text:style-name="P12">- Nie ma sprawy, zajmę się tym.</text:p>
      <text:p text:style-name="P34">- Dzięki, załatw je, a ja rzucę ci kilka monet w podzięce, ale nie licz z mojej strony na za wiele, sam ledwo wiąże koniec z końcem.</text:p>
      <text:p text:style-name="P34"/>
      <text:p text:style-name="P34"/>
      <text:p text:style-name="P34"/>
      <text:p text:style-name="P12">- Nie mam czasu teraz biegać za dzikimi zwierzętami.</text:p>
      <text:p text:style-name="P34">- Nikt nie ma czasu, dlatego mi każą to robić.</text:p>
      <text:p text:style-name="P34"/>
      <text:p text:style-name="P34"/>
      <text:p text:style-name="P34"/>
      <text:p text:style-name="P12">- Co słychać?</text:p>
      <text:p text:style-name="P34">- A daj spokój, brama zamknięta, to nie ma kto przyjść nam pomóc. Sam to co ja zrobię? Magii nie używam, widłami dużo nie zdziałam, a tych bestii wokół coraz <text:soft-page-break/>więcej. Jeszcze się jakiś potwór w kopalni zalągł i Sołtys mnie próbował zaciągnąć do wypędzenia go. Ja nie głupi, zabić się nie dam i tak ostatnio cudem uszedłem z życiem, zaatakowany w biały dzień przez stado pum.</text:p>
      <text:p text:style-name="P34">Te cepy co stoją na naszą wsią, zamiast stać i marudzić, wzięły by się i pomogłaby w wiosce.</text:p>
      <text:p text:style-name="P34"/>
      <text:p text:style-name="P34"/>
      <text:p text:style-name="P34"/>
      <text:p text:style-name="P34"/>
      <text:p text:style-name="P12">- Musze już iść.</text:p>
      <text:p text:style-name="P34">- A tak, tak. Ja też nie mam teraz czasu na rozmowy</text:p>
      <text:p text:style-name="P34">Koniec Rozmowy</text:p>
      <text:p text:style-name="P34"/>
      <text:p text:style-name="P34"/>
      <text:p text:style-name="P34"/>
      <text:p text:style-name="P34"/>
      <text:p text:style-name="P34"/>
      <text:p text:style-name="P34"/>
      <text:p text:style-name="P34"/>
      <text:p text:style-name="P34">- Czego chcesz?</text:p>
      <text:p text:style-name="P34"/>
      <text:p text:style-name="P12">- Co do tych dzikich zwierząt.</text:p>
      <text:p text:style-name="P12">- Co słychać?</text:p>
      <text:p text:style-name="P12">- Bywaj.</text:p>
      <text:p text:style-name="P34"/>
      <text:p text:style-name="P34"/>
      <text:p text:style-name="P34"/>
      <text:p text:style-name="P34"/>
      <text:p text:style-name="P12">- Co do tych dzikich zwierząt.</text:p>
      <text:p text:style-name="P34">- Tak?</text:p>
      <text:p text:style-name="P34"/>
      <text:p text:style-name="P12">- Zajmę się tym</text:p>
      <text:p text:style-name="P12">- Muszę już iść.</text:p>
      <text:p text:style-name="P34"/>
      <text:p text:style-name="P34"/>
      <text:p text:style-name="P34"/>
      <text:p text:style-name="P12">- Zajmę się tym</text:p>
      <text:p text:style-name="P34">- Dzięki, załatw je, a ja rzucę ci kilka monet w podzięce, ale nie licz z mojej strony na za wiele, sam ledwo wiąże koniec z końcem.</text:p>
      <text:p text:style-name="P34"/>
      <text:p text:style-name="P34"/>
      <text:p text:style-name="P34"/>
      <text:p text:style-name="P12">- Muszę już iść.</text:p>
      <text:p text:style-name="P43">Koniec Rozmowy</text:p>
      <text:p text:style-name="P34"/>
      <text:p text:style-name="P34"><text:soft-page-break/>- Czego chcesz?</text:p>
      <text:p text:style-name="P34"/>
      <text:p text:style-name="P12">- Co do tych dzikich zwierząt.</text:p>
      <text:p text:style-name="P12">- Co słychać?</text:p>
      <text:p text:style-name="P12">- Bywaj.</text:p>
      <text:p text:style-name="P34"/>
      <text:p text:style-name="P34"/>
      <text:p text:style-name="P34"/>
      <text:p text:style-name="P50">Przed wykonaniem zadania</text:p>
      <text:p text:style-name="P12">- Co do tych dzikich zwierząt.</text:p>
      <text:p text:style-name="P34">- Tak?</text:p>
      <text:p text:style-name="P12">- Jeszcze się ich nie pozbyłam.</text:p>
      <text:p text:style-name="P34">- Pośpiesz się, sołtys mi marudzi, że już dawno problem powinien być rozwiązany</text:p>
      <text:p text:style-name="P34"/>
      <text:p text:style-name="P34"/>
      <text:p text:style-name="P34"/>
      <text:p text:style-name="P50">Po wykonaniem zadania</text:p>
      <text:p text:style-name="P12">- Co do tych dzikich zwierząt.</text:p>
      <text:p text:style-name="P34">- Tak?</text:p>
      <text:p text:style-name="P12">- Już nie będą niepokoić mieszkańców tej wioski.</text:p>
      <text:p text:style-name="P34">- Wspaniale, oto twoje wynagrodzenie. Nie za wiele, ale też wiele nie mam.</text:p>
      <text:p text:style-name="P34"/>
      <text:p text:style-name="P34"/>
      <text:p text:style-name="P34"/>
      <text:p text:style-name="P34"/>
      <text:p text:style-name="P12">- Co słychać?</text:p>
      <text:p text:style-name="P12">- Bywaj.</text:p>
      <text:p text:style-name="P34"/>
      <text:p text:style-name="P34"/>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31T20:12:08.384000000</meta:creation-date>
    <dc:date>2019-03-31T20:13:50.512000000</dc:date>
    <meta:editing-duration>PT1M41S</meta:editing-duration>
    <meta:editing-cycles>2</meta:editing-cycles>
    <meta:generator>LibreOffice/5.3.0.3$Windows_x86 LibreOffice_project/7074905676c47b82bbcfbea1aeefc84afe1c50e1</meta:generator>
    <meta:document-statistic meta:table-count="0" meta:image-count="0" meta:object-count="0" meta:page-count="39" meta:paragraph-count="674" meta:word-count="7318" meta:character-count="42366" meta:non-whitespace-character-count="35697"/>
  </office:meta>
</office:document-meta>
</file>